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3.4874in"/>
    </style:style>
    <style:style style:name="co68" style:family="table-column">
      <style:table-column-properties fo:break-before="auto" style:column-width="1.1827in"/>
    </style:style>
    <style:style style:name="co69" style:family="table-column">
      <style:table-column-properties fo:break-before="auto" style:column-width="1.011in"/>
    </style:style>
    <style:style style:name="co70" style:family="table-column">
      <style:table-column-properties fo:break-before="auto" style:column-width="1.9866in"/>
    </style:style>
    <style:style style:name="co71" style:family="table-column">
      <style:table-column-properties fo:break-before="auto" style:column-width="1.9118in"/>
    </style:style>
    <style:style style:name="co72" style:family="table-column">
      <style:table-column-properties fo:break-before="auto" style:column-width="3.1445in"/>
    </style:style>
    <style:style style:name="co73" style:family="table-column">
      <style:table-column-properties fo:break-before="auto" style:column-width="0.7217in"/>
    </style:style>
    <style:style style:name="co74" style:family="table-column">
      <style:table-column-properties fo:break-before="auto" style:column-width="0.5717in"/>
    </style:style>
    <style:style style:name="co75" style:family="table-column">
      <style:table-column-properties fo:break-before="auto" style:column-width="0.4965in"/>
    </style:style>
    <style:style style:name="co76" style:family="table-column">
      <style:table-column-properties fo:break-before="auto" style:column-width="3.4126in"/>
    </style:style>
    <style:style style:name="co77" style:family="table-column">
      <style:table-column-properties fo:break-before="auto" style:column-width="0.7965in"/>
    </style:style>
    <style:style style:name="co78" style:family="table-column">
      <style:table-column-properties fo:break-before="auto" style:column-width="0.6465in"/>
    </style:style>
    <style:style style:name="co79" style:family="table-column">
      <style:table-column-properties fo:break-before="auto" style:column-width="3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CSDT1Y2019.B17001H_data_with_overlays_2020-09-17T105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H_001E</text:p>
          </table:table-cell>
          <table:table-cell office:value-type="string" calcext:value-type="string">
            <text:p>B17001H_001M</text:p>
          </table:table-cell>
          <table:table-cell office:value-type="string" calcext:value-type="string">
            <text:p>B17001H_002E</text:p>
          </table:table-cell>
          <table:table-cell office:value-type="string" calcext:value-type="string">
            <text:p>B17001H_002M</text:p>
          </table:table-cell>
          <table:table-cell office:value-type="string" calcext:value-type="string">
            <text:p>B17001H_003E</text:p>
          </table:table-cell>
          <table:table-cell office:value-type="string" calcext:value-type="string">
            <text:p>B17001H_003M</text:p>
          </table:table-cell>
          <table:table-cell office:value-type="string" calcext:value-type="string">
            <text:p>B17001H_004E</text:p>
          </table:table-cell>
          <table:table-cell office:value-type="string" calcext:value-type="string">
            <text:p>B17001H_004M</text:p>
          </table:table-cell>
          <table:table-cell office:value-type="string" calcext:value-type="string">
            <text:p>B17001H_005E</text:p>
          </table:table-cell>
          <table:table-cell office:value-type="string" calcext:value-type="string">
            <text:p>B17001H_005M</text:p>
          </table:table-cell>
          <table:table-cell office:value-type="string" calcext:value-type="string">
            <text:p>B17001H_006E</text:p>
          </table:table-cell>
          <table:table-cell office:value-type="string" calcext:value-type="string">
            <text:p>B17001H_006M</text:p>
          </table:table-cell>
          <table:table-cell office:value-type="string" calcext:value-type="string">
            <text:p>B17001H_007E</text:p>
          </table:table-cell>
          <table:table-cell office:value-type="string" calcext:value-type="string">
            <text:p>B17001H_007M</text:p>
          </table:table-cell>
          <table:table-cell office:value-type="string" calcext:value-type="string">
            <text:p>B17001H_008E</text:p>
          </table:table-cell>
          <table:table-cell office:value-type="string" calcext:value-type="string">
            <text:p>B17001H_008M</text:p>
          </table:table-cell>
          <table:table-cell office:value-type="string" calcext:value-type="string">
            <text:p>B17001H_009E</text:p>
          </table:table-cell>
          <table:table-cell office:value-type="string" calcext:value-type="string">
            <text:p>B17001H_009M</text:p>
          </table:table-cell>
          <table:table-cell office:value-type="string" calcext:value-type="string">
            <text:p>B17001H_010E</text:p>
          </table:table-cell>
          <table:table-cell office:value-type="string" calcext:value-type="string">
            <text:p>B17001H_010M</text:p>
          </table:table-cell>
          <table:table-cell office:value-type="string" calcext:value-type="string">
            <text:p>B17001H_011E</text:p>
          </table:table-cell>
          <table:table-cell office:value-type="string" calcext:value-type="string">
            <text:p>B17001H_011M</text:p>
          </table:table-cell>
          <table:table-cell office:value-type="string" calcext:value-type="string">
            <text:p>B17001H_012E</text:p>
          </table:table-cell>
          <table:table-cell office:value-type="string" calcext:value-type="string">
            <text:p>B17001H_012M</text:p>
          </table:table-cell>
          <table:table-cell office:value-type="string" calcext:value-type="string">
            <text:p>B17001H_013E</text:p>
          </table:table-cell>
          <table:table-cell office:value-type="string" calcext:value-type="string">
            <text:p>B17001H_013M</text:p>
          </table:table-cell>
          <table:table-cell office:value-type="string" calcext:value-type="string">
            <text:p>B17001H_014E</text:p>
          </table:table-cell>
          <table:table-cell office:value-type="string" calcext:value-type="string">
            <text:p>B17001H_014M</text:p>
          </table:table-cell>
          <table:table-cell office:value-type="string" calcext:value-type="string">
            <text:p>B17001H_015E</text:p>
          </table:table-cell>
          <table:table-cell office:value-type="string" calcext:value-type="string">
            <text:p>B17001H_015M</text:p>
          </table:table-cell>
          <table:table-cell office:value-type="string" calcext:value-type="string">
            <text:p>B17001H_016E</text:p>
          </table:table-cell>
          <table:table-cell office:value-type="string" calcext:value-type="string">
            <text:p>B17001H_016M</text:p>
          </table:table-cell>
          <table:table-cell office:value-type="string" calcext:value-type="string">
            <text:p>B17001H_017E</text:p>
          </table:table-cell>
          <table:table-cell office:value-type="string" calcext:value-type="string">
            <text:p>B17001H_017M</text:p>
          </table:table-cell>
          <table:table-cell office:value-type="string" calcext:value-type="string">
            <text:p>B17001H_018E</text:p>
          </table:table-cell>
          <table:table-cell office:value-type="string" calcext:value-type="string">
            <text:p>B17001H_018M</text:p>
          </table:table-cell>
          <table:table-cell office:value-type="string" calcext:value-type="string">
            <text:p>B17001H_019E</text:p>
          </table:table-cell>
          <table:table-cell office:value-type="string" calcext:value-type="string">
            <text:p>B17001H_019M</text:p>
          </table:table-cell>
          <table:table-cell office:value-type="string" calcext:value-type="string">
            <text:p>B17001H_020E</text:p>
          </table:table-cell>
          <table:table-cell office:value-type="string" calcext:value-type="string">
            <text:p>B17001H_020M</text:p>
          </table:table-cell>
          <table:table-cell office:value-type="string" calcext:value-type="string">
            <text:p>B17001H_021E</text:p>
          </table:table-cell>
          <table:table-cell office:value-type="string" calcext:value-type="string">
            <text:p>B17001H_021M</text:p>
          </table:table-cell>
          <table:table-cell office:value-type="string" calcext:value-type="string">
            <text:p>B17001H_022E</text:p>
          </table:table-cell>
          <table:table-cell office:value-type="string" calcext:value-type="string">
            <text:p>B17001H_022M</text:p>
          </table:table-cell>
          <table:table-cell office:value-type="string" calcext:value-type="string">
            <text:p>B17001H_023E</text:p>
          </table:table-cell>
          <table:table-cell office:value-type="string" calcext:value-type="string">
            <text:p>B17001H_023M</text:p>
          </table:table-cell>
          <table:table-cell office:value-type="string" calcext:value-type="string">
            <text:p>B17001H_024E</text:p>
          </table:table-cell>
          <table:table-cell office:value-type="string" calcext:value-type="string">
            <text:p>B17001H_024M</text:p>
          </table:table-cell>
          <table:table-cell office:value-type="string" calcext:value-type="string">
            <text:p>B17001H_025E</text:p>
          </table:table-cell>
          <table:table-cell office:value-type="string" calcext:value-type="string">
            <text:p>B17001H_025M</text:p>
          </table:table-cell>
          <table:table-cell office:value-type="string" calcext:value-type="string">
            <text:p>B17001H_026E</text:p>
          </table:table-cell>
          <table:table-cell office:value-type="string" calcext:value-type="string">
            <text:p>B17001H_026M</text:p>
          </table:table-cell>
          <table:table-cell office:value-type="string" calcext:value-type="string">
            <text:p>B17001H_027E</text:p>
          </table:table-cell>
          <table:table-cell office:value-type="string" calcext:value-type="string">
            <text:p>B17001H_027M</text:p>
          </table:table-cell>
          <table:table-cell office:value-type="string" calcext:value-type="string">
            <text:p>B17001H_028E</text:p>
          </table:table-cell>
          <table:table-cell office:value-type="string" calcext:value-type="string">
            <text:p>B17001H_028M</text:p>
          </table:table-cell>
          <table:table-cell office:value-type="string" calcext:value-type="string">
            <text:p>B17001H_029E</text:p>
          </table:table-cell>
          <table:table-cell office:value-type="string" calcext:value-type="string">
            <text:p>B17001H_029M</text:p>
          </table:table-cell>
          <table:table-cell office:value-type="string" calcext:value-type="string">
            <text:p>B17001H_030E</text:p>
          </table:table-cell>
          <table:table-cell office:value-type="string" calcext:value-type="string">
            <text:p>B17001H_030M</text:p>
          </table:table-cell>
          <table:table-cell office:value-type="string" calcext:value-type="string">
            <text:p>B17001H_031E</text:p>
          </table:table-cell>
          <table:table-cell office:value-type="string" calcext:value-type="string">
            <text:p>B17001H_031M</text:p>
          </table:table-cell>
          <table:table-cell office:value-type="string" calcext:value-type="string">
            <text:p>B17001H_032E</text:p>
          </table:table-cell>
          <table:table-cell office:value-type="string" calcext:value-type="string">
            <text:p>B17001H_032M</text:p>
          </table:table-cell>
          <table:table-cell office:value-type="string" calcext:value-type="string">
            <text:p>B17001H_033E</text:p>
          </table:table-cell>
          <table:table-cell office:value-type="string" calcext:value-type="string">
            <text:p>B17001H_033M</text:p>
          </table:table-cell>
          <table:table-cell office:value-type="string" calcext:value-type="string">
            <text:p>B17001H_034E</text:p>
          </table:table-cell>
          <table:table-cell office:value-type="string" calcext:value-type="string">
            <text:p>B17001H_034M</text:p>
          </table:table-cell>
          <table:table-cell office:value-type="string" calcext:value-type="string">
            <text:p>B17001H_035E</text:p>
          </table:table-cell>
          <table:table-cell office:value-type="string" calcext:value-type="string">
            <text:p>B17001H_035M</text:p>
          </table:table-cell>
          <table:table-cell office:value-type="string" calcext:value-type="string">
            <text:p>B17001H_036E</text:p>
          </table:table-cell>
          <table:table-cell office:value-type="string" calcext:value-type="string">
            <text:p>B17001H_036M</text:p>
          </table:table-cell>
          <table:table-cell office:value-type="string" calcext:value-type="string">
            <text:p>B17001H_037E</text:p>
          </table:table-cell>
          <table:table-cell office:value-type="string" calcext:value-type="string">
            <text:p>B17001H_037M</text:p>
          </table:table-cell>
          <table:table-cell office:value-type="string" calcext:value-type="string">
            <text:p>B17001H_038E</text:p>
          </table:table-cell>
          <table:table-cell office:value-type="string" calcext:value-type="string">
            <text:p>B17001H_038M</text:p>
          </table:table-cell>
          <table:table-cell office:value-type="string" calcext:value-type="string">
            <text:p>B17001H_039E</text:p>
          </table:table-cell>
          <table:table-cell office:value-type="string" calcext:value-type="string">
            <text:p>B17001H_039M</text:p>
          </table:table-cell>
          <table:table-cell office:value-type="string" calcext:value-type="string">
            <text:p>B17001H_040E</text:p>
          </table:table-cell>
          <table:table-cell office:value-type="string" calcext:value-type="string">
            <text:p>B17001H_040M</text:p>
          </table:table-cell>
          <table:table-cell office:value-type="string" calcext:value-type="string">
            <text:p>B17001H_041E</text:p>
          </table:table-cell>
          <table:table-cell office:value-type="string" calcext:value-type="string">
            <text:p>B17001H_041M</text:p>
          </table:table-cell>
          <table:table-cell office:value-type="string" calcext:value-type="string">
            <text:p>B17001H_042E</text:p>
          </table:table-cell>
          <table:table-cell office:value-type="string" calcext:value-type="string">
            <text:p>B17001H_042M</text:p>
          </table:table-cell>
          <table:table-cell office:value-type="string" calcext:value-type="string">
            <text:p>B17001H_043E</text:p>
          </table:table-cell>
          <table:table-cell office:value-type="string" calcext:value-type="string">
            <text:p>B17001H_043M</text:p>
          </table:table-cell>
          <table:table-cell office:value-type="string" calcext:value-type="string">
            <text:p>B17001H_044E</text:p>
          </table:table-cell>
          <table:table-cell office:value-type="string" calcext:value-type="string">
            <text:p>B17001H_044M</text:p>
          </table:table-cell>
          <table:table-cell office:value-type="string" calcext:value-type="string">
            <text:p>B17001H_045E</text:p>
          </table:table-cell>
          <table:table-cell office:value-type="string" calcext:value-type="string">
            <text:p>B17001H_045M</text:p>
          </table:table-cell>
          <table:table-cell office:value-type="string" calcext:value-type="string">
            <text:p>B17001H_046E</text:p>
          </table:table-cell>
          <table:table-cell office:value-type="string" calcext:value-type="string">
            <text:p>B17001H_046M</text:p>
          </table:table-cell>
          <table:table-cell office:value-type="string" calcext:value-type="string">
            <text:p>B17001H_047E</text:p>
          </table:table-cell>
          <table:table-cell office:value-type="string" calcext:value-type="string">
            <text:p>B17001H_047M</text:p>
          </table:table-cell>
          <table:table-cell office:value-type="string" calcext:value-type="string">
            <text:p>B17001H_048E</text:p>
          </table:table-cell>
          <table:table-cell office:value-type="string" calcext:value-type="string">
            <text:p>B17001H_048M</text:p>
          </table:table-cell>
          <table:table-cell office:value-type="string" calcext:value-type="string">
            <text:p>B17001H_049E</text:p>
          </table:table-cell>
          <table:table-cell office:value-type="string" calcext:value-type="string">
            <text:p>B17001H_049M</text:p>
          </table:table-cell>
          <table:table-cell office:value-type="string" calcext:value-type="string">
            <text:p>B17001H_050E</text:p>
          </table:table-cell>
          <table:table-cell office:value-type="string" calcext:value-type="string">
            <text:p>B17001H_050M</text:p>
          </table:table-cell>
          <table:table-cell office:value-type="string" calcext:value-type="string">
            <text:p>B17001H_051E</text:p>
          </table:table-cell>
          <table:table-cell office:value-type="string" calcext:value-type="string">
            <text:p>B17001H_051M</text:p>
          </table:table-cell>
          <table:table-cell office:value-type="string" calcext:value-type="string">
            <text:p>B17001H_052E</text:p>
          </table:table-cell>
          <table:table-cell office:value-type="string" calcext:value-type="string">
            <text:p>B17001H_052M</text:p>
          </table:table-cell>
          <table:table-cell office:value-type="string" calcext:value-type="string">
            <text:p>B17001H_053E</text:p>
          </table:table-cell>
          <table:table-cell office:value-type="string" calcext:value-type="string">
            <text:p>B17001H_053M</text:p>
          </table:table-cell>
          <table:table-cell office:value-type="string" calcext:value-type="string">
            <text:p>B17001H_054E</text:p>
          </table:table-cell>
          <table:table-cell office:value-type="string" calcext:value-type="string">
            <text:p>B17001H_054M</text:p>
          </table:table-cell>
          <table:table-cell office:value-type="string" calcext:value-type="string">
            <text:p>B17001H_055E</text:p>
          </table:table-cell>
          <table:table-cell office:value-type="string" calcext:value-type="string">
            <text:p>B17001H_055M</text:p>
          </table:table-cell>
          <table:table-cell office:value-type="string" calcext:value-type="string">
            <text:p>B17001H_056E</text:p>
          </table:table-cell>
          <table:table-cell office:value-type="string" calcext:value-type="string">
            <text:p>B17001H_056M</text:p>
          </table:table-cell>
          <table:table-cell office:value-type="string" calcext:value-type="string">
            <text:p>B17001H_057E</text:p>
          </table:table-cell>
          <table:table-cell office:value-type="string" calcext:value-type="string">
            <text:p>B17001H_057M</text:p>
          </table:table-cell>
          <table:table-cell office:value-type="string" calcext:value-type="string">
            <text:p>B17001H_058E</text:p>
          </table:table-cell>
          <table:table-cell office:value-type="string" calcext:value-type="string">
            <text:p>B17001H_058M</text:p>
          </table:table-cell>
          <table:table-cell office:value-type="string" calcext:value-type="string">
            <text:p>B17001H_059E</text:p>
          </table:table-cell>
          <table:table-cell office:value-type="string" calcext:value-type="string">
            <text:p>B17001H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100000US</text:p>
          </table:table-cell>
          <table:table-cell office:value-type="string" calcext:value-type="string">
            <text:p>United States</text:p>
          </table:table-cell>
          <table:table-cell office:value-type="float" office:value="192289025" calcext:value-type="float">
            <text:p>192289025</text:p>
          </table:table-cell>
          <table:table-cell office:value-type="float" office:value="32778" calcext:value-type="float">
            <text:p>32778</text:p>
          </table:table-cell>
          <table:table-cell office:value-type="float" office:value="17352095" calcext:value-type="float">
            <text:p>17352095</text:p>
          </table:table-cell>
          <table:table-cell office:value-type="float" office:value="147912" calcext:value-type="float">
            <text:p>147912</text:p>
          </table:table-cell>
          <table:table-cell office:value-type="float" office:value="7644495" calcext:value-type="float">
            <text:p>7644495</text:p>
          </table:table-cell>
          <table:table-cell office:value-type="float" office:value="78230" calcext:value-type="float">
            <text:p>78230</text:p>
          </table:table-cell>
          <table:table-cell office:value-type="float" office:value="539628" calcext:value-type="float">
            <text:p>539628</text:p>
          </table:table-cell>
          <table:table-cell office:value-type="float" office:value="15049" calcext:value-type="float">
            <text:p>15049</text:p>
          </table:table-cell>
          <table:table-cell office:value-type="float" office:value="99552" calcext:value-type="float">
            <text:p>99552</text:p>
          </table:table-cell>
          <table:table-cell office:value-type="float" office:value="5618" calcext:value-type="float">
            <text:p>5618</text:p>
          </table:table-cell>
          <table:table-cell office:value-type="float" office:value="611680" calcext:value-type="float">
            <text:p>611680</text:p>
          </table:table-cell>
          <table:table-cell office:value-type="float" office:value="16343" calcext:value-type="float">
            <text:p>16343</text:p>
          </table:table-cell>
          <table:table-cell office:value-type="float" office:value="305608" calcext:value-type="float">
            <text:p>305608</text:p>
          </table:table-cell>
          <table:table-cell office:value-type="float" office:value="10352" calcext:value-type="float">
            <text:p>10352</text:p>
          </table:table-cell>
          <table:table-cell office:value-type="float" office:value="103722" calcext:value-type="float">
            <text:p>103722</text:p>
          </table:table-cell>
          <table:table-cell office:value-type="float" office:value="5772" calcext:value-type="float">
            <text:p>5772</text:p>
          </table:table-cell>
          <table:table-cell office:value-type="float" office:value="194787" calcext:value-type="float">
            <text:p>194787</text:p>
          </table:table-cell>
          <table:table-cell office:value-type="float" office:value="8422" calcext:value-type="float">
            <text:p>8422</text:p>
          </table:table-cell>
          <table:table-cell office:value-type="float" office:value="1179518" calcext:value-type="float">
            <text:p>1179518</text:p>
          </table:table-cell>
          <table:table-cell office:value-type="float" office:value="22349" calcext:value-type="float">
            <text:p>22349</text:p>
          </table:table-cell>
          <table:table-cell office:value-type="float" office:value="917566" calcext:value-type="float">
            <text:p>917566</text:p>
          </table:table-cell>
          <table:table-cell office:value-type="float" office:value="19238" calcext:value-type="float">
            <text:p>19238</text:p>
          </table:table-cell>
          <table:table-cell office:value-type="float" office:value="709747" calcext:value-type="float">
            <text:p>709747</text:p>
          </table:table-cell>
          <table:table-cell office:value-type="float" office:value="14439" calcext:value-type="float">
            <text:p>14439</text:p>
          </table:table-cell>
          <table:table-cell office:value-type="float" office:value="809695" calcext:value-type="float">
            <text:p>809695</text:p>
          </table:table-cell>
          <table:table-cell office:value-type="float" office:value="15734" calcext:value-type="float">
            <text:p>15734</text:p>
          </table:table-cell>
          <table:table-cell office:value-type="float" office:value="1118282" calcext:value-type="float">
            <text:p>1118282</text:p>
          </table:table-cell>
          <table:table-cell office:value-type="float" office:value="18779" calcext:value-type="float">
            <text:p>18779</text:p>
          </table:table-cell>
          <table:table-cell office:value-type="float" office:value="631318" calcext:value-type="float">
            <text:p>631318</text:p>
          </table:table-cell>
          <table:table-cell office:value-type="float" office:value="12325" calcext:value-type="float">
            <text:p>12325</text:p>
          </table:table-cell>
          <table:table-cell office:value-type="float" office:value="423392" calcext:value-type="float">
            <text:p>423392</text:p>
          </table:table-cell>
          <table:table-cell office:value-type="float" office:value="10695" calcext:value-type="float">
            <text:p>10695</text:p>
          </table:table-cell>
          <table:table-cell office:value-type="float" office:value="9707600" calcext:value-type="float">
            <text:p>9707600</text:p>
          </table:table-cell>
          <table:table-cell office:value-type="float" office:value="84466" calcext:value-type="float">
            <text:p>84466</text:p>
          </table:table-cell>
          <table:table-cell office:value-type="float" office:value="515457" calcext:value-type="float">
            <text:p>515457</text:p>
          </table:table-cell>
          <table:table-cell office:value-type="float" office:value="15075" calcext:value-type="float">
            <text:p>15075</text:p>
          </table:table-cell>
          <table:table-cell office:value-type="float" office:value="100701" calcext:value-type="float">
            <text:p>100701</text:p>
          </table:table-cell>
          <table:table-cell office:value-type="float" office:value="5971" calcext:value-type="float">
            <text:p>5971</text:p>
          </table:table-cell>
          <table:table-cell office:value-type="float" office:value="580535" calcext:value-type="float">
            <text:p>580535</text:p>
          </table:table-cell>
          <table:table-cell office:value-type="float" office:value="18133" calcext:value-type="float">
            <text:p>18133</text:p>
          </table:table-cell>
          <table:table-cell office:value-type="float" office:value="286218" calcext:value-type="float">
            <text:p>286218</text:p>
          </table:table-cell>
          <table:table-cell office:value-type="float" office:value="8997" calcext:value-type="float">
            <text:p>8997</text:p>
          </table:table-cell>
          <table:table-cell office:value-type="float" office:value="105229" calcext:value-type="float">
            <text:p>105229</text:p>
          </table:table-cell>
          <table:table-cell office:value-type="float" office:value="6031" calcext:value-type="float">
            <text:p>6031</text:p>
          </table:table-cell>
          <table:table-cell office:value-type="float" office:value="197146" calcext:value-type="float">
            <text:p>197146</text:p>
          </table:table-cell>
          <table:table-cell office:value-type="float" office:value="8362" calcext:value-type="float">
            <text:p>8362</text:p>
          </table:table-cell>
          <table:table-cell office:value-type="float" office:value="1438731" calcext:value-type="float">
            <text:p>1438731</text:p>
          </table:table-cell>
          <table:table-cell office:value-type="float" office:value="23262" calcext:value-type="float">
            <text:p>23262</text:p>
          </table:table-cell>
          <table:table-cell office:value-type="float" office:value="1340381" calcext:value-type="float">
            <text:p>1340381</text:p>
          </table:table-cell>
          <table:table-cell office:value-type="float" office:value="20301" calcext:value-type="float">
            <text:p>20301</text:p>
          </table:table-cell>
          <table:table-cell office:value-type="float" office:value="1025063" calcext:value-type="float">
            <text:p>1025063</text:p>
          </table:table-cell>
          <table:table-cell office:value-type="float" office:value="19350" calcext:value-type="float">
            <text:p>19350</text:p>
          </table:table-cell>
          <table:table-cell office:value-type="float" office:value="970631" calcext:value-type="float">
            <text:p>970631</text:p>
          </table:table-cell>
          <table:table-cell office:value-type="float" office:value="18420" calcext:value-type="float">
            <text:p>18420</text:p>
          </table:table-cell>
          <table:table-cell office:value-type="float" office:value="1284184" calcext:value-type="float">
            <text:p>1284184</text:p>
          </table:table-cell>
          <table:table-cell office:value-type="float" office:value="18938" calcext:value-type="float">
            <text:p>18938</text:p>
          </table:table-cell>
          <table:table-cell office:value-type="float" office:value="882155" calcext:value-type="float">
            <text:p>882155</text:p>
          </table:table-cell>
          <table:table-cell office:value-type="float" office:value="13904" calcext:value-type="float">
            <text:p>13904</text:p>
          </table:table-cell>
          <table:table-cell office:value-type="float" office:value="981169" calcext:value-type="float">
            <text:p>981169</text:p>
          </table:table-cell>
          <table:table-cell office:value-type="float" office:value="15053" calcext:value-type="float">
            <text:p>15053</text:p>
          </table:table-cell>
          <table:table-cell office:value-type="float" office:value="174936930" calcext:value-type="float">
            <text:p>174936930</text:p>
          </table:table-cell>
          <table:table-cell office:value-type="float" office:value="150855" calcext:value-type="float">
            <text:p>150855</text:p>
          </table:table-cell>
          <table:table-cell office:value-type="float" office:value="87014308" calcext:value-type="float">
            <text:p>87014308</text:p>
          </table:table-cell>
          <table:table-cell office:value-type="float" office:value="82959" calcext:value-type="float">
            <text:p>82959</text:p>
          </table:table-cell>
          <table:table-cell office:value-type="float" office:value="4306056" calcext:value-type="float">
            <text:p>4306056</text:p>
          </table:table-cell>
          <table:table-cell office:value-type="float" office:value="15853" calcext:value-type="float">
            <text:p>15853</text:p>
          </table:table-cell>
          <table:table-cell office:value-type="float" office:value="879187" calcext:value-type="float">
            <text:p>879187</text:p>
          </table:table-cell>
          <table:table-cell office:value-type="float" office:value="15839" calcext:value-type="float">
            <text:p>15839</text:p>
          </table:table-cell>
          <table:table-cell office:value-type="float" office:value="5411397" calcext:value-type="float">
            <text:p>5411397</text:p>
          </table:table-cell>
          <table:table-cell office:value-type="float" office:value="29120" calcext:value-type="float">
            <text:p>29120</text:p>
          </table:table-cell>
          <table:table-cell office:value-type="float" office:value="2949269" calcext:value-type="float">
            <text:p>2949269</text:p>
          </table:table-cell>
          <table:table-cell office:value-type="float" office:value="26972" calcext:value-type="float">
            <text:p>26972</text:p>
          </table:table-cell>
          <table:table-cell office:value-type="float" office:value="997595" calcext:value-type="float">
            <text:p>997595</text:p>
          </table:table-cell>
          <table:table-cell office:value-type="float" office:value="13109" calcext:value-type="float">
            <text:p>13109</text:p>
          </table:table-cell>
          <table:table-cell office:value-type="float" office:value="1998678" calcext:value-type="float">
            <text:p>1998678</text:p>
          </table:table-cell>
          <table:table-cell office:value-type="float" office:value="14180" calcext:value-type="float">
            <text:p>14180</text:p>
          </table:table-cell>
          <table:table-cell office:value-type="float" office:value="6120042" calcext:value-type="float">
            <text:p>6120042</text:p>
          </table:table-cell>
          <table:table-cell office:value-type="float" office:value="24335" calcext:value-type="float">
            <text:p>24335</text:p>
          </table:table-cell>
          <table:table-cell office:value-type="float" office:value="11540805" calcext:value-type="float">
            <text:p>11540805</text:p>
          </table:table-cell>
          <table:table-cell office:value-type="float" office:value="22704" calcext:value-type="float">
            <text:p>22704</text:p>
          </table:table-cell>
          <table:table-cell office:value-type="float" office:value="10961179" calcext:value-type="float">
            <text:p>10961179</text:p>
          </table:table-cell>
          <table:table-cell office:value-type="float" office:value="18457" calcext:value-type="float">
            <text:p>18457</text:p>
          </table:table-cell>
          <table:table-cell office:value-type="float" office:value="11532735" calcext:value-type="float">
            <text:p>11532735</text:p>
          </table:table-cell>
          <table:table-cell office:value-type="float" office:value="17485" calcext:value-type="float">
            <text:p>17485</text:p>
          </table:table-cell>
          <table:table-cell office:value-type="float" office:value="13123037" calcext:value-type="float">
            <text:p>13123037</text:p>
          </table:table-cell>
          <table:table-cell office:value-type="float" office:value="19502" calcext:value-type="float">
            <text:p>19502</text:p>
          </table:table-cell>
          <table:table-cell office:value-type="float" office:value="10434180" calcext:value-type="float">
            <text:p>10434180</text:p>
          </table:table-cell>
          <table:table-cell office:value-type="float" office:value="14891" calcext:value-type="float">
            <text:p>14891</text:p>
          </table:table-cell>
          <table:table-cell office:value-type="float" office:value="6760148" calcext:value-type="float">
            <text:p>6760148</text:p>
          </table:table-cell>
          <table:table-cell office:value-type="float" office:value="11620" calcext:value-type="float">
            <text:p>11620</text:p>
          </table:table-cell>
          <table:table-cell office:value-type="float" office:value="87922622" calcext:value-type="float">
            <text:p>87922622</text:p>
          </table:table-cell>
          <table:table-cell office:value-type="float" office:value="86673" calcext:value-type="float">
            <text:p>86673</text:p>
          </table:table-cell>
          <table:table-cell office:value-type="float" office:value="4066154" calcext:value-type="float">
            <text:p>4066154</text:p>
          </table:table-cell>
          <table:table-cell office:value-type="float" office:value="16851" calcext:value-type="float">
            <text:p>16851</text:p>
          </table:table-cell>
          <table:table-cell office:value-type="float" office:value="822050" calcext:value-type="float">
            <text:p>822050</text:p>
          </table:table-cell>
          <table:table-cell office:value-type="float" office:value="15341" calcext:value-type="float">
            <text:p>15341</text:p>
          </table:table-cell>
          <table:table-cell office:value-type="float" office:value="5146080" calcext:value-type="float">
            <text:p>5146080</text:p>
          </table:table-cell>
          <table:table-cell office:value-type="float" office:value="26786" calcext:value-type="float">
            <text:p>26786</text:p>
          </table:table-cell>
          <table:table-cell office:value-type="float" office:value="2808159" calcext:value-type="float">
            <text:p>2808159</text:p>
          </table:table-cell>
          <table:table-cell office:value-type="float" office:value="21394" calcext:value-type="float">
            <text:p>21394</text:p>
          </table:table-cell>
          <table:table-cell office:value-type="float" office:value="949651" calcext:value-type="float">
            <text:p>949651</text:p>
          </table:table-cell>
          <table:table-cell office:value-type="float" office:value="13914" calcext:value-type="float">
            <text:p>13914</text:p>
          </table:table-cell>
          <table:table-cell office:value-type="float" office:value="1878060" calcext:value-type="float">
            <text:p>1878060</text:p>
          </table:table-cell>
          <table:table-cell office:value-type="float" office:value="15447" calcext:value-type="float">
            <text:p>15447</text:p>
          </table:table-cell>
          <table:table-cell office:value-type="float" office:value="5449389" calcext:value-type="float">
            <text:p>5449389</text:p>
          </table:table-cell>
          <table:table-cell office:value-type="float" office:value="24003" calcext:value-type="float">
            <text:p>24003</text:p>
          </table:table-cell>
          <table:table-cell office:value-type="float" office:value="10874062" calcext:value-type="float">
            <text:p>10874062</text:p>
          </table:table-cell>
          <table:table-cell office:value-type="float" office:value="24617" calcext:value-type="float">
            <text:p>24617</text:p>
          </table:table-cell>
          <table:table-cell office:value-type="float" office:value="10653160" calcext:value-type="float">
            <text:p>10653160</text:p>
          </table:table-cell>
          <table:table-cell office:value-type="float" office:value="22062" calcext:value-type="float">
            <text:p>22062</text:p>
          </table:table-cell>
          <table:table-cell office:value-type="float" office:value="11538176" calcext:value-type="float">
            <text:p>11538176</text:p>
          </table:table-cell>
          <table:table-cell office:value-type="float" office:value="18876" calcext:value-type="float">
            <text:p>18876</text:p>
          </table:table-cell>
          <table:table-cell office:value-type="float" office:value="13716155" calcext:value-type="float">
            <text:p>13716155</text:p>
          </table:table-cell>
          <table:table-cell office:value-type="float" office:value="19587" calcext:value-type="float">
            <text:p>19587</text:p>
          </table:table-cell>
          <table:table-cell office:value-type="float" office:value="11373621" calcext:value-type="float">
            <text:p>11373621</text:p>
          </table:table-cell>
          <table:table-cell office:value-type="float" office:value="14597" calcext:value-type="float">
            <text:p>14597</text:p>
          </table:table-cell>
          <table:table-cell office:value-type="float" office:value="8647905" calcext:value-type="float">
            <text:p>8647905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string" calcext:value-type="string">
            <text:p>0400000US47</text:p>
          </table:table-cell>
          <table:table-cell office:value-type="string" calcext:value-type="string">
            <text:p>Tennessee</text:p>
          </table:table-cell>
          <table:table-cell office:value-type="float" office:value="4896683" calcext:value-type="float">
            <text:p>4896683</text:p>
          </table:table-cell>
          <table:table-cell office:value-type="float" office:value="5522" calcext:value-type="float">
            <text:p>5522</text:p>
          </table:table-cell>
          <table:table-cell office:value-type="float" office:value="547308" calcext:value-type="float">
            <text:p>547308</text:p>
          </table:table-cell>
          <table:table-cell office:value-type="float" office:value="19964" calcext:value-type="float">
            <text:p>19964</text:p>
          </table:table-cell>
          <table:table-cell office:value-type="float" office:value="238472" calcext:value-type="float">
            <text:p>238472</text:p>
          </table:table-cell>
          <table:table-cell office:value-type="float" office:value="11226" calcext:value-type="float">
            <text:p>11226</text:p>
          </table:table-cell>
          <table:table-cell office:value-type="float" office:value="22384" calcext:value-type="float">
            <text:p>22384</text:p>
          </table:table-cell>
          <table:table-cell office:value-type="float" office:value="2348" calcext:value-type="float">
            <text:p>2348</text:p>
          </table:table-cell>
          <table:table-cell office:value-type="float" office:value="3006" calcext:value-type="float">
            <text:p>3006</text:p>
          </table:table-cell>
          <table:table-cell office:value-type="float" office:value="1008" calcext:value-type="float">
            <text:p>1008</text:p>
          </table:table-cell>
          <table:table-cell office:value-type="float" office:value="20813" calcext:value-type="float">
            <text:p>20813</text:p>
          </table:table-cell>
          <table:table-cell office:value-type="float" office:value="2516" calcext:value-type="float">
            <text:p>2516</text:p>
          </table:table-cell>
          <table:table-cell office:value-type="float" office:value="12802" calcext:value-type="float">
            <text:p>12802</text:p>
          </table:table-cell>
          <table:table-cell office:value-type="float" office:value="2400" calcext:value-type="float">
            <text:p>2400</text:p>
          </table:table-cell>
          <table:table-cell office:value-type="float" office:value="3749" calcext:value-type="float">
            <text:p>3749</text:p>
          </table:table-cell>
          <table:table-cell office:value-type="float" office:value="971" calcext:value-type="float">
            <text:p>971</text:p>
          </table:table-cell>
          <table:table-cell office:value-type="float" office:value="5577" calcext:value-type="float">
            <text:p>5577</text:p>
          </table:table-cell>
          <table:table-cell office:value-type="float" office:value="1206" calcext:value-type="float">
            <text:p>1206</text:p>
          </table:table-cell>
          <table:table-cell office:value-type="float" office:value="24816" calcext:value-type="float">
            <text:p>24816</text:p>
          </table:table-cell>
          <table:table-cell office:value-type="float" office:value="2946" calcext:value-type="float">
            <text:p>2946</text:p>
          </table:table-cell>
          <table:table-cell office:value-type="float" office:value="27622" calcext:value-type="float">
            <text:p>27622</text:p>
          </table:table-cell>
          <table:table-cell office:value-type="float" office:value="2683" calcext:value-type="float">
            <text:p>2683</text:p>
          </table:table-cell>
          <table:table-cell office:value-type="float" office:value="23355" calcext:value-type="float">
            <text:p>23355</text:p>
          </table:table-cell>
          <table:table-cell office:value-type="float" office:value="2712" calcext:value-type="float">
            <text:p>2712</text:p>
          </table:table-cell>
          <table:table-cell office:value-type="float" office:value="28746" calcext:value-type="float">
            <text:p>28746</text:p>
          </table:table-cell>
          <table:table-cell office:value-type="float" office:value="2888" calcext:value-type="float">
            <text:p>2888</text:p>
          </table:table-cell>
          <table:table-cell office:value-type="float" office:value="34442" calcext:value-type="float">
            <text:p>34442</text:p>
          </table:table-cell>
          <table:table-cell office:value-type="float" office:value="2993" calcext:value-type="float">
            <text:p>2993</text:p>
          </table:table-cell>
          <table:table-cell office:value-type="float" office:value="19016" calcext:value-type="float">
            <text:p>19016</text:p>
          </table:table-cell>
          <table:table-cell office:value-type="float" office:value="2197" calcext:value-type="float">
            <text:p>2197</text:p>
          </table:table-cell>
          <table:table-cell office:value-type="float" office:value="12144" calcext:value-type="float">
            <text:p>12144</text:p>
          </table:table-cell>
          <table:table-cell office:value-type="float" office:value="1844" calcext:value-type="float">
            <text:p>1844</text:p>
          </table:table-cell>
          <table:table-cell office:value-type="float" office:value="308836" calcext:value-type="float">
            <text:p>308836</text:p>
          </table:table-cell>
          <table:table-cell office:value-type="float" office:value="11794" calcext:value-type="float">
            <text:p>11794</text:p>
          </table:table-cell>
          <table:table-cell office:value-type="float" office:value="18454" calcext:value-type="float">
            <text:p>18454</text:p>
          </table:table-cell>
          <table:table-cell office:value-type="float" office:value="2568" calcext:value-type="float">
            <text:p>2568</text:p>
          </table:table-cell>
          <table:table-cell office:value-type="float" office:value="3911" calcext:value-type="float">
            <text:p>3911</text:p>
          </table:table-cell>
          <table:table-cell office:value-type="float" office:value="1105" calcext:value-type="float">
            <text:p>1105</text:p>
          </table:table-cell>
          <table:table-cell office:value-type="float" office:value="23303" calcext:value-type="float">
            <text:p>23303</text:p>
          </table:table-cell>
          <table:table-cell office:value-type="float" office:value="3296" calcext:value-type="float">
            <text:p>3296</text:p>
          </table:table-cell>
          <table:table-cell office:value-type="float" office:value="10149" calcext:value-type="float">
            <text:p>10149</text:p>
          </table:table-cell>
          <table:table-cell office:value-type="float" office:value="1667" calcext:value-type="float">
            <text:p>1667</text:p>
          </table:table-cell>
          <table:table-cell office:value-type="float" office:value="3833" calcext:value-type="float">
            <text:p>3833</text:p>
          </table:table-cell>
          <table:table-cell office:value-type="float" office:value="983" calcext:value-type="float">
            <text:p>983</text:p>
          </table:table-cell>
          <table:table-cell office:value-type="float" office:value="6005" calcext:value-type="float">
            <text:p>6005</text:p>
          </table:table-cell>
          <table:table-cell office:value-type="float" office:value="1483" calcext:value-type="float">
            <text:p>1483</text:p>
          </table:table-cell>
          <table:table-cell office:value-type="float" office:value="36900" calcext:value-type="float">
            <text:p>36900</text:p>
          </table:table-cell>
          <table:table-cell office:value-type="float" office:value="3549" calcext:value-type="float">
            <text:p>3549</text:p>
          </table:table-cell>
          <table:table-cell office:value-type="float" office:value="43430" calcext:value-type="float">
            <text:p>43430</text:p>
          </table:table-cell>
          <table:table-cell office:value-type="float" office:value="3469" calcext:value-type="float">
            <text:p>3469</text:p>
          </table:table-cell>
          <table:table-cell office:value-type="float" office:value="36350" calcext:value-type="float">
            <text:p>36350</text:p>
          </table:table-cell>
          <table:table-cell office:value-type="float" office:value="3322" calcext:value-type="float">
            <text:p>3322</text:p>
          </table:table-cell>
          <table:table-cell office:value-type="float" office:value="35426" calcext:value-type="float">
            <text:p>35426</text:p>
          </table:table-cell>
          <table:table-cell office:value-type="float" office:value="2976" calcext:value-type="float">
            <text:p>2976</text:p>
          </table:table-cell>
          <table:table-cell office:value-type="float" office:value="40707" calcext:value-type="float">
            <text:p>40707</text:p>
          </table:table-cell>
          <table:table-cell office:value-type="float" office:value="3529" calcext:value-type="float">
            <text:p>3529</text:p>
          </table:table-cell>
          <table:table-cell office:value-type="float" office:value="24658" calcext:value-type="float">
            <text:p>24658</text:p>
          </table:table-cell>
          <table:table-cell office:value-type="float" office:value="2224" calcext:value-type="float">
            <text:p>2224</text:p>
          </table:table-cell>
          <table:table-cell office:value-type="float" office:value="25710" calcext:value-type="float">
            <text:p>25710</text:p>
          </table:table-cell>
          <table:table-cell office:value-type="float" office:value="2706" calcext:value-type="float">
            <text:p>2706</text:p>
          </table:table-cell>
          <table:table-cell office:value-type="float" office:value="4349375" calcext:value-type="float">
            <text:p>4349375</text:p>
          </table:table-cell>
          <table:table-cell office:value-type="float" office:value="19667" calcext:value-type="float">
            <text:p>19667</text:p>
          </table:table-cell>
          <table:table-cell office:value-type="float" office:value="2152464" calcext:value-type="float">
            <text:p>2152464</text:p>
          </table:table-cell>
          <table:table-cell office:value-type="float" office:value="12371" calcext:value-type="float">
            <text:p>12371</text:p>
          </table:table-cell>
          <table:table-cell office:value-type="float" office:value="105508" calcext:value-type="float">
            <text:p>105508</text:p>
          </table:table-cell>
          <table:table-cell office:value-type="float" office:value="2691" calcext:value-type="float">
            <text:p>2691</text:p>
          </table:table-cell>
          <table:table-cell office:value-type="float" office:value="22746" calcext:value-type="float">
            <text:p>22746</text:p>
          </table:table-cell>
          <table:table-cell office:value-type="float" office:value="2575" calcext:value-type="float">
            <text:p>2575</text:p>
          </table:table-cell>
          <table:table-cell office:value-type="float" office:value="141398" calcext:value-type="float">
            <text:p>141398</text:p>
          </table:table-cell>
          <table:table-cell office:value-type="float" office:value="5166" calcext:value-type="float">
            <text:p>5166</text:p>
          </table:table-cell>
          <table:table-cell office:value-type="float" office:value="70387" calcext:value-type="float">
            <text:p>70387</text:p>
          </table:table-cell>
          <table:table-cell office:value-type="float" office:value="4058" calcext:value-type="float">
            <text:p>4058</text:p>
          </table:table-cell>
          <table:table-cell office:value-type="float" office:value="27011" calcext:value-type="float">
            <text:p>27011</text:p>
          </table:table-cell>
          <table:table-cell office:value-type="float" office:value="2629" calcext:value-type="float">
            <text:p>2629</text:p>
          </table:table-cell>
          <table:table-cell office:value-type="float" office:value="54612" calcext:value-type="float">
            <text:p>54612</text:p>
          </table:table-cell>
          <table:table-cell office:value-type="float" office:value="2525" calcext:value-type="float">
            <text:p>2525</text:p>
          </table:table-cell>
          <table:table-cell office:value-type="float" office:value="170669" calcext:value-type="float">
            <text:p>170669</text:p>
          </table:table-cell>
          <table:table-cell office:value-type="float" office:value="3786" calcext:value-type="float">
            <text:p>3786</text:p>
          </table:table-cell>
          <table:table-cell office:value-type="float" office:value="291459" calcext:value-type="float">
            <text:p>291459</text:p>
          </table:table-cell>
          <table:table-cell office:value-type="float" office:value="3333" calcext:value-type="float">
            <text:p>3333</text:p>
          </table:table-cell>
          <table:table-cell office:value-type="float" office:value="271850" calcext:value-type="float">
            <text:p>271850</text:p>
          </table:table-cell>
          <table:table-cell office:value-type="float" office:value="3551" calcext:value-type="float">
            <text:p>3551</text:p>
          </table:table-cell>
          <table:table-cell office:value-type="float" office:value="294061" calcext:value-type="float">
            <text:p>294061</text:p>
          </table:table-cell>
          <table:table-cell office:value-type="float" office:value="3206" calcext:value-type="float">
            <text:p>3206</text:p>
          </table:table-cell>
          <table:table-cell office:value-type="float" office:value="303582" calcext:value-type="float">
            <text:p>303582</text:p>
          </table:table-cell>
          <table:table-cell office:value-type="float" office:value="3098" calcext:value-type="float">
            <text:p>3098</text:p>
          </table:table-cell>
          <table:table-cell office:value-type="float" office:value="246770" calcext:value-type="float">
            <text:p>246770</text:p>
          </table:table-cell>
          <table:table-cell office:value-type="float" office:value="2294" calcext:value-type="float">
            <text:p>2294</text:p>
          </table:table-cell>
          <table:table-cell office:value-type="float" office:value="152411" calcext:value-type="float">
            <text:p>152411</text:p>
          </table:table-cell>
          <table:table-cell office:value-type="float" office:value="1819" calcext:value-type="float">
            <text:p>1819</text:p>
          </table:table-cell>
          <table:table-cell office:value-type="float" office:value="2196911" calcext:value-type="float">
            <text:p>2196911</text:p>
          </table:table-cell>
          <table:table-cell office:value-type="float" office:value="11626" calcext:value-type="float">
            <text:p>11626</text:p>
          </table:table-cell>
          <table:table-cell office:value-type="float" office:value="106032" calcext:value-type="float">
            <text:p>106032</text:p>
          </table:table-cell>
          <table:table-cell office:value-type="float" office:value="2903" calcext:value-type="float">
            <text:p>2903</text:p>
          </table:table-cell>
          <table:table-cell office:value-type="float" office:value="21534" calcext:value-type="float">
            <text:p>21534</text:p>
          </table:table-cell>
          <table:table-cell office:value-type="float" office:value="2065" calcext:value-type="float">
            <text:p>2065</text:p>
          </table:table-cell>
          <table:table-cell office:value-type="float" office:value="130658" calcext:value-type="float">
            <text:p>130658</text:p>
          </table:table-cell>
          <table:table-cell office:value-type="float" office:value="4476" calcext:value-type="float">
            <text:p>4476</text:p>
          </table:table-cell>
          <table:table-cell office:value-type="float" office:value="70259" calcext:value-type="float">
            <text:p>70259</text:p>
          </table:table-cell>
          <table:table-cell office:value-type="float" office:value="3614" calcext:value-type="float">
            <text:p>3614</text:p>
          </table:table-cell>
          <table:table-cell office:value-type="float" office:value="26283" calcext:value-type="float">
            <text:p>26283</text:p>
          </table:table-cell>
          <table:table-cell office:value-type="float" office:value="2157" calcext:value-type="float">
            <text:p>2157</text:p>
          </table:table-cell>
          <table:table-cell office:value-type="float" office:value="44722" calcext:value-type="float">
            <text:p>44722</text:p>
          </table:table-cell>
          <table:table-cell office:value-type="float" office:value="2518" calcext:value-type="float">
            <text:p>2518</text:p>
          </table:table-cell>
          <table:table-cell office:value-type="float" office:value="148567" calcext:value-type="float">
            <text:p>148567</text:p>
          </table:table-cell>
          <table:table-cell office:value-type="float" office:value="4180" calcext:value-type="float">
            <text:p>4180</text:p>
          </table:table-cell>
          <table:table-cell office:value-type="float" office:value="280890" calcext:value-type="float">
            <text:p>280890</text:p>
          </table:table-cell>
          <table:table-cell office:value-type="float" office:value="3653" calcext:value-type="float">
            <text:p>3653</text:p>
          </table:table-cell>
          <table:table-cell office:value-type="float" office:value="270388" calcext:value-type="float">
            <text:p>270388</text:p>
          </table:table-cell>
          <table:table-cell office:value-type="float" office:value="3582" calcext:value-type="float">
            <text:p>3582</text:p>
          </table:table-cell>
          <table:table-cell office:value-type="float" office:value="297731" calcext:value-type="float">
            <text:p>297731</text:p>
          </table:table-cell>
          <table:table-cell office:value-type="float" office:value="3343" calcext:value-type="float">
            <text:p>3343</text:p>
          </table:table-cell>
          <table:table-cell office:value-type="float" office:value="328759" calcext:value-type="float">
            <text:p>328759</text:p>
          </table:table-cell>
          <table:table-cell office:value-type="float" office:value="3537" calcext:value-type="float">
            <text:p>3537</text:p>
          </table:table-cell>
          <table:table-cell office:value-type="float" office:value="275605" calcext:value-type="float">
            <text:p>275605</text:p>
          </table:table-cell>
          <table:table-cell office:value-type="float" office:value="2263" calcext:value-type="float">
            <text:p>2263</text:p>
          </table:table-cell>
          <table:table-cell office:value-type="float" office:value="195483" calcext:value-type="float">
            <text:p>195483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325303" calcext:value-type="float">
            <text:p>325303</text:p>
          </table:table-cell>
          <table:table-cell office:value-type="float" office:value="997" calcext:value-type="float">
            <text:p>997</text:p>
          </table:table-cell>
          <table:table-cell office:value-type="float" office:value="21997" calcext:value-type="float">
            <text:p>21997</text:p>
          </table:table-cell>
          <table:table-cell office:value-type="float" office:value="3602" calcext:value-type="float">
            <text:p>3602</text:p>
          </table:table-cell>
          <table:table-cell office:value-type="float" office:value="9058" calcext:value-type="float">
            <text:p>9058</text:p>
          </table:table-cell>
          <table:table-cell office:value-type="float" office:value="2079" calcext:value-type="float">
            <text:p>2079</text:p>
          </table:table-cell>
          <table:table-cell office:value-type="float" office:value="497" calcext:value-type="float">
            <text:p>497</text:p>
          </table:table-cell>
          <table:table-cell office:value-type="float" office:value="462" calcext:value-type="float">
            <text:p>462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  <table:table-cell office:value-type="float" office:value="309" calcext:value-type="float">
            <text:p>30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81" calcext:value-type="float">
            <text:p>281</text:p>
          </table:table-cell>
          <table:table-cell office:value-type="float" office:value="193" calcext:value-type="float">
            <text:p>193</text:p>
          </table:table-cell>
          <table:table-cell office:value-type="float" office:value="1378" calcext:value-type="float">
            <text:p>1378</text:p>
          </table:table-cell>
          <table:table-cell office:value-type="float" office:value="737" calcext:value-type="float">
            <text:p>737</text:p>
          </table:table-cell>
          <table:table-cell office:value-type="float" office:value="699" calcext:value-type="float">
            <text:p>699</text:p>
          </table:table-cell>
          <table:table-cell office:value-type="float" office:value="423" calcext:value-type="float">
            <text:p>423</text:p>
          </table:table-cell>
          <table:table-cell office:value-type="float" office:value="990" calcext:value-type="float">
            <text:p>990</text:p>
          </table:table-cell>
          <table:table-cell office:value-type="float" office:value="479" calcext:value-type="float">
            <text:p>479</text:p>
          </table:table-cell>
          <table:table-cell office:value-type="float" office:value="1215" calcext:value-type="float">
            <text:p>1215</text:p>
          </table:table-cell>
          <table:table-cell office:value-type="float" office:value="556" calcext:value-type="float">
            <text:p>556</text:p>
          </table:table-cell>
          <table:table-cell office:value-type="float" office:value="1443" calcext:value-type="float">
            <text:p>1443</text:p>
          </table:table-cell>
          <table:table-cell office:value-type="float" office:value="698" calcext:value-type="float">
            <text:p>698</text:p>
          </table:table-cell>
          <table:table-cell office:value-type="float" office:value="1391" calcext:value-type="float">
            <text:p>1391</text:p>
          </table:table-cell>
          <table:table-cell office:value-type="float" office:value="785" calcext:value-type="float">
            <text:p>785</text:p>
          </table:table-cell>
          <table:table-cell office:value-type="float" office:value="607" calcext:value-type="float">
            <text:p>607</text:p>
          </table:table-cell>
          <table:table-cell office:value-type="float" office:value="452" calcext:value-type="float">
            <text:p>452</text:p>
          </table:table-cell>
          <table:table-cell office:value-type="float" office:value="12939" calcext:value-type="float">
            <text:p>12939</text:p>
          </table:table-cell>
          <table:table-cell office:value-type="float" office:value="2317" calcext:value-type="float">
            <text:p>2317</text:p>
          </table:table-cell>
          <table:table-cell office:value-type="float" office:value="339" calcext:value-type="float">
            <text:p>339</text:p>
          </table:table-cell>
          <table:table-cell office:value-type="float" office:value="430" calcext:value-type="float">
            <text:p>430</text:p>
          </table:table-cell>
          <table:table-cell office:value-type="float" office:value="355" calcext:value-type="float">
            <text:p>355</text:p>
          </table:table-cell>
          <table:table-cell office:value-type="float" office:value="399" calcext:value-type="float">
            <text:p>399</text:p>
          </table:table-cell>
          <table:table-cell office:value-type="float" office:value="490" calcext:value-type="float">
            <text:p>490</text:p>
          </table:table-cell>
          <table:table-cell office:value-type="float" office:value="432" calcext:value-type="float">
            <text:p>432</text:p>
          </table:table-cell>
          <table:table-cell office:value-type="float" office:value="576" calcext:value-type="float">
            <text:p>576</text:p>
          </table:table-cell>
          <table:table-cell office:value-type="float" office:value="450" calcext:value-type="float">
            <text:p>450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122" calcext:value-type="float">
            <text:p>122</text:p>
          </table:table-cell>
          <table:table-cell office:value-type="float" office:value="201" calcext:value-type="float">
            <text:p>201</text:p>
          </table:table-cell>
          <table:table-cell office:value-type="float" office:value="1781" calcext:value-type="float">
            <text:p>1781</text:p>
          </table:table-cell>
          <table:table-cell office:value-type="float" office:value="904" calcext:value-type="float">
            <text:p>904</text:p>
          </table:table-cell>
          <table:table-cell office:value-type="float" office:value="1841" calcext:value-type="float">
            <text:p>1841</text:p>
          </table:table-cell>
          <table:table-cell office:value-type="float" office:value="693" calcext:value-type="float">
            <text:p>693</text:p>
          </table:table-cell>
          <table:table-cell office:value-type="float" office:value="1078" calcext:value-type="float">
            <text:p>1078</text:p>
          </table:table-cell>
          <table:table-cell office:value-type="float" office:value="553" calcext:value-type="float">
            <text:p>553</text:p>
          </table:table-cell>
          <table:table-cell office:value-type="float" office:value="1592" calcext:value-type="float">
            <text:p>1592</text:p>
          </table:table-cell>
          <table:table-cell office:value-type="float" office:value="652" calcext:value-type="float">
            <text:p>652</text:p>
          </table:table-cell>
          <table:table-cell office:value-type="float" office:value="1646" calcext:value-type="float">
            <text:p>1646</text:p>
          </table:table-cell>
          <table:table-cell office:value-type="float" office:value="702" calcext:value-type="float">
            <text:p>702</text:p>
          </table:table-cell>
          <table:table-cell office:value-type="float" office:value="820" calcext:value-type="float">
            <text:p>820</text:p>
          </table:table-cell>
          <table:table-cell office:value-type="float" office:value="443" calcext:value-type="float">
            <text:p>443</text:p>
          </table:table-cell>
          <table:table-cell office:value-type="float" office:value="2082" calcext:value-type="float">
            <text:p>2082</text:p>
          </table:table-cell>
          <table:table-cell office:value-type="float" office:value="787" calcext:value-type="float">
            <text:p>787</text:p>
          </table:table-cell>
          <table:table-cell office:value-type="float" office:value="303306" calcext:value-type="float">
            <text:p>303306</text:p>
          </table:table-cell>
          <table:table-cell office:value-type="float" office:value="3596" calcext:value-type="float">
            <text:p>3596</text:p>
          </table:table-cell>
          <table:table-cell office:value-type="float" office:value="149078" calcext:value-type="float">
            <text:p>149078</text:p>
          </table:table-cell>
          <table:table-cell office:value-type="float" office:value="2145" calcext:value-type="float">
            <text:p>2145</text:p>
          </table:table-cell>
          <table:table-cell office:value-type="float" office:value="8090" calcext:value-type="float">
            <text:p>8090</text:p>
          </table:table-cell>
          <table:table-cell office:value-type="float" office:value="462" calcext:value-type="float">
            <text:p>462</text:p>
          </table:table-cell>
          <table:table-cell office:value-type="float" office:value="1882" calcext:value-type="float">
            <text:p>1882</text:p>
          </table:table-cell>
          <table:table-cell office:value-type="float" office:value="695" calcext:value-type="float">
            <text:p>695</text:p>
          </table:table-cell>
          <table:table-cell office:value-type="float" office:value="10177" calcext:value-type="float">
            <text:p>10177</text:p>
          </table:table-cell>
          <table:table-cell office:value-type="float" office:value="909" calcext:value-type="float">
            <text:p>909</text:p>
          </table:table-cell>
          <table:table-cell office:value-type="float" office:value="4385" calcext:value-type="float">
            <text:p>4385</text:p>
          </table:table-cell>
          <table:table-cell office:value-type="float" office:value="906" calcext:value-type="float">
            <text:p>906</text:p>
          </table:table-cell>
          <table:table-cell office:value-type="float" office:value="2087" calcext:value-type="float">
            <text:p>2087</text:p>
          </table:table-cell>
          <table:table-cell office:value-type="float" office:value="611" calcext:value-type="float">
            <text:p>611</text:p>
          </table:table-cell>
          <table:table-cell office:value-type="float" office:value="2936" calcext:value-type="float">
            <text:p>2936</text:p>
          </table:table-cell>
          <table:table-cell office:value-type="float" office:value="588" calcext:value-type="float">
            <text:p>588</text:p>
          </table:table-cell>
          <table:table-cell office:value-type="float" office:value="10241" calcext:value-type="float">
            <text:p>10241</text:p>
          </table:table-cell>
          <table:table-cell office:value-type="float" office:value="832" calcext:value-type="float">
            <text:p>832</text:p>
          </table:table-cell>
          <table:table-cell office:value-type="float" office:value="20953" calcext:value-type="float">
            <text:p>20953</text:p>
          </table:table-cell>
          <table:table-cell office:value-type="float" office:value="527" calcext:value-type="float">
            <text:p>527</text:p>
          </table:table-cell>
          <table:table-cell office:value-type="float" office:value="18890" calcext:value-type="float">
            <text:p>18890</text:p>
          </table:table-cell>
          <table:table-cell office:value-type="float" office:value="538" calcext:value-type="float">
            <text:p>538</text:p>
          </table:table-cell>
          <table:table-cell office:value-type="float" office:value="19630" calcext:value-type="float">
            <text:p>19630</text:p>
          </table:table-cell>
          <table:table-cell office:value-type="float" office:value="559" calcext:value-type="float">
            <text:p>559</text:p>
          </table:table-cell>
          <table:table-cell office:value-type="float" office:value="22116" calcext:value-type="float">
            <text:p>22116</text:p>
          </table:table-cell>
          <table:table-cell office:value-type="float" office:value="727" calcext:value-type="float">
            <text:p>727</text:p>
          </table:table-cell>
          <table:table-cell office:value-type="float" office:value="17155" calcext:value-type="float">
            <text:p>17155</text:p>
          </table:table-cell>
          <table:table-cell office:value-type="float" office:value="809" calcext:value-type="float">
            <text:p>809</text:p>
          </table:table-cell>
          <table:table-cell office:value-type="float" office:value="10536" calcext:value-type="float">
            <text:p>10536</text:p>
          </table:table-cell>
          <table:table-cell office:value-type="float" office:value="497" calcext:value-type="float">
            <text:p>497</text:p>
          </table:table-cell>
          <table:table-cell office:value-type="float" office:value="154228" calcext:value-type="float">
            <text:p>154228</text:p>
          </table:table-cell>
          <table:table-cell office:value-type="float" office:value="2385" calcext:value-type="float">
            <text:p>2385</text:p>
          </table:table-cell>
          <table:table-cell office:value-type="float" office:value="7486" calcext:value-type="float">
            <text:p>7486</text:p>
          </table:table-cell>
          <table:table-cell office:value-type="float" office:value="436" calcext:value-type="float">
            <text:p>436</text:p>
          </table:table-cell>
          <table:table-cell office:value-type="float" office:value="1395" calcext:value-type="float">
            <text:p>1395</text:p>
          </table:table-cell>
          <table:table-cell office:value-type="float" office:value="616" calcext:value-type="float">
            <text:p>616</text:p>
          </table:table-cell>
          <table:table-cell office:value-type="float" office:value="9052" calcext:value-type="float">
            <text:p>9052</text:p>
          </table:table-cell>
          <table:table-cell office:value-type="float" office:value="1010" calcext:value-type="float">
            <text:p>1010</text:p>
          </table:table-cell>
          <table:table-cell office:value-type="float" office:value="4126" calcext:value-type="float">
            <text:p>4126</text:p>
          </table:table-cell>
          <table:table-cell office:value-type="float" office:value="972" calcext:value-type="float">
            <text:p>972</text:p>
          </table:table-cell>
          <table:table-cell office:value-type="float" office:value="2088" calcext:value-type="float">
            <text:p>2088</text:p>
          </table:table-cell>
          <table:table-cell office:value-type="float" office:value="833" calcext:value-type="float">
            <text:p>833</text:p>
          </table:table-cell>
          <table:table-cell office:value-type="float" office:value="2742" calcext:value-type="float">
            <text:p>2742</text:p>
          </table:table-cell>
          <table:table-cell office:value-type="float" office:value="800" calcext:value-type="float">
            <text:p>800</text:p>
          </table:table-cell>
          <table:table-cell office:value-type="float" office:value="9309" calcext:value-type="float">
            <text:p>9309</text:p>
          </table:table-cell>
          <table:table-cell office:value-type="float" office:value="965" calcext:value-type="float">
            <text:p>965</text:p>
          </table:table-cell>
          <table:table-cell office:value-type="float" office:value="20267" calcext:value-type="float">
            <text:p>20267</text:p>
          </table:table-cell>
          <table:table-cell office:value-type="float" office:value="720" calcext:value-type="float">
            <text:p>720</text:p>
          </table:table-cell>
          <table:table-cell office:value-type="float" office:value="18702" calcext:value-type="float">
            <text:p>18702</text:p>
          </table:table-cell>
          <table:table-cell office:value-type="float" office:value="578" calcext:value-type="float">
            <text:p>578</text:p>
          </table:table-cell>
          <table:table-cell office:value-type="float" office:value="19155" calcext:value-type="float">
            <text:p>19155</text:p>
          </table:table-cell>
          <table:table-cell office:value-type="float" office:value="740" calcext:value-type="float">
            <text:p>740</text:p>
          </table:table-cell>
          <table:table-cell office:value-type="float" office:value="24282" calcext:value-type="float">
            <text:p>24282</text:p>
          </table:table-cell>
          <table:table-cell office:value-type="float" office:value="701" calcext:value-type="float">
            <text:p>701</text:p>
          </table:table-cell>
          <table:table-cell office:value-type="float" office:value="20386" calcext:value-type="float">
            <text:p>20386</text:p>
          </table:table-cell>
          <table:table-cell office:value-type="float" office:value="462" calcext:value-type="float">
            <text:p>462</text:p>
          </table:table-cell>
          <table:table-cell office:value-type="float" office:value="15238" calcext:value-type="float">
            <text:p>1523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1600000US4748000</text:p>
          </table:table-cell>
          <table:table-cell office:value-type="string" calcext:value-type="string">
            <text:p>Memphis city, Tennessee</text:p>
          </table:table-cell>
          <table:table-cell office:value-type="float" office:value="164538" calcext:value-type="float">
            <text:p>164538</text:p>
          </table:table-cell>
          <table:table-cell office:value-type="float" office:value="6923" calcext:value-type="float">
            <text:p>6923</text:p>
          </table:table-cell>
          <table:table-cell office:value-type="float" office:value="15353" calcext:value-type="float">
            <text:p>15353</text:p>
          </table:table-cell>
          <table:table-cell office:value-type="float" office:value="3065" calcext:value-type="float">
            <text:p>3065</text:p>
          </table:table-cell>
          <table:table-cell office:value-type="float" office:value="6602" calcext:value-type="float">
            <text:p>6602</text:p>
          </table:table-cell>
          <table:table-cell office:value-type="float" office:value="1880" calcext:value-type="float">
            <text:p>1880</text:p>
          </table:table-cell>
          <table:table-cell office:value-type="float" office:value="497" calcext:value-type="float">
            <text:p>497</text:p>
          </table:table-cell>
          <table:table-cell office:value-type="float" office:value="462" calcext:value-type="float">
            <text:p>462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231" calcext:value-type="float">
            <text:p>231</text:p>
          </table:table-cell>
          <table:table-cell office:value-type="float" office:value="195" calcext:value-type="float">
            <text:p>19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1331" calcext:value-type="float">
            <text:p>1331</text:p>
          </table:table-cell>
          <table:table-cell office:value-type="float" office:value="731" calcext:value-type="float">
            <text:p>731</text:p>
          </table:table-cell>
          <table:table-cell office:value-type="float" office:value="656" calcext:value-type="float">
            <text:p>656</text:p>
          </table:table-cell>
          <table:table-cell office:value-type="float" office:value="418" calcext:value-type="float">
            <text:p>418</text:p>
          </table:table-cell>
          <table:table-cell office:value-type="float" office:value="689" calcext:value-type="float">
            <text:p>689</text:p>
          </table:table-cell>
          <table:table-cell office:value-type="float" office:value="387" calcext:value-type="float">
            <text:p>387</text:p>
          </table:table-cell>
          <table:table-cell office:value-type="float" office:value="732" calcext:value-type="float">
            <text:p>732</text:p>
          </table:table-cell>
          <table:table-cell office:value-type="float" office:value="386" calcext:value-type="float">
            <text:p>386</text:p>
          </table:table-cell>
          <table:table-cell office:value-type="float" office:value="885" calcext:value-type="float">
            <text:p>885</text:p>
          </table:table-cell>
          <table:table-cell office:value-type="float" office:value="519" calcext:value-type="float">
            <text:p>519</text:p>
          </table:table-cell>
          <table:table-cell office:value-type="float" office:value="1108" calcext:value-type="float">
            <text:p>1108</text:p>
          </table:table-cell>
          <table:table-cell office:value-type="float" office:value="740" calcext:value-type="float">
            <text:p>740</text:p>
          </table:table-cell>
          <table:table-cell office:value-type="float" office:value="208" calcext:value-type="float">
            <text:p>208</text:p>
          </table:table-cell>
          <table:table-cell office:value-type="float" office:value="179" calcext:value-type="float">
            <text:p>179</text:p>
          </table:table-cell>
          <table:table-cell office:value-type="float" office:value="8751" calcext:value-type="float">
            <text:p>8751</text:p>
          </table:table-cell>
          <table:table-cell office:value-type="float" office:value="1974" calcext:value-type="float">
            <text:p>1974</text:p>
          </table:table-cell>
          <table:table-cell office:value-type="float" office:value="339" calcext:value-type="float">
            <text:p>339</text:p>
          </table:table-cell>
          <table:table-cell office:value-type="float" office:value="430" calcext:value-type="float">
            <text:p>430</text:p>
          </table:table-cell>
          <table:table-cell office:value-type="float" office:value="355" calcext:value-type="float">
            <text:p>355</text:p>
          </table:table-cell>
          <table:table-cell office:value-type="float" office:value="399" calcext:value-type="float">
            <text:p>399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362" calcext:value-type="float">
            <text:p>362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2" calcext:value-type="float">
            <text:p>122</text:p>
          </table:table-cell>
          <table:table-cell office:value-type="float" office:value="201" calcext:value-type="float">
            <text:p>201</text:p>
          </table:table-cell>
          <table:table-cell office:value-type="float" office:value="1709" calcext:value-type="float">
            <text:p>1709</text:p>
          </table:table-cell>
          <table:table-cell office:value-type="float" office:value="898" calcext:value-type="float">
            <text:p>898</text:p>
          </table:table-cell>
          <table:table-cell office:value-type="float" office:value="1622" calcext:value-type="float">
            <text:p>1622</text:p>
          </table:table-cell>
          <table:table-cell office:value-type="float" office:value="660" calcext:value-type="float">
            <text:p>660</text:p>
          </table:table-cell>
          <table:table-cell office:value-type="float" office:value="580" calcext:value-type="float">
            <text:p>580</text:p>
          </table:table-cell>
          <table:table-cell office:value-type="float" office:value="409" calcext:value-type="float">
            <text:p>409</text:p>
          </table:table-cell>
          <table:table-cell office:value-type="float" office:value="865" calcext:value-type="float">
            <text:p>865</text:p>
          </table:table-cell>
          <table:table-cell office:value-type="float" office:value="516" calcext:value-type="float">
            <text:p>516</text:p>
          </table:table-cell>
          <table:table-cell office:value-type="float" office:value="1010" calcext:value-type="float">
            <text:p>1010</text:p>
          </table:table-cell>
          <table:table-cell office:value-type="float" office:value="540" calcext:value-type="float">
            <text:p>540</text:p>
          </table:table-cell>
          <table:table-cell office:value-type="float" office:value="609" calcext:value-type="float">
            <text:p>609</text:p>
          </table:table-cell>
          <table:table-cell office:value-type="float" office:value="379" calcext:value-type="float">
            <text:p>379</text:p>
          </table:table-cell>
          <table:table-cell office:value-type="float" office:value="1038" calcext:value-type="float">
            <text:p>1038</text:p>
          </table:table-cell>
          <table:table-cell office:value-type="float" office:value="452" calcext:value-type="float">
            <text:p>452</text:p>
          </table:table-cell>
          <table:table-cell office:value-type="float" office:value="149185" calcext:value-type="float">
            <text:p>149185</text:p>
          </table:table-cell>
          <table:table-cell office:value-type="float" office:value="7194" calcext:value-type="float">
            <text:p>7194</text:p>
          </table:table-cell>
          <table:table-cell office:value-type="float" office:value="72448" calcext:value-type="float">
            <text:p>72448</text:p>
          </table:table-cell>
          <table:table-cell office:value-type="float" office:value="4264" calcext:value-type="float">
            <text:p>4264</text:p>
          </table:table-cell>
          <table:table-cell office:value-type="float" office:value="2594" calcext:value-type="float">
            <text:p>2594</text:p>
          </table:table-cell>
          <table:table-cell office:value-type="float" office:value="930" calcext:value-type="float">
            <text:p>930</text:p>
          </table:table-cell>
          <table:table-cell office:value-type="float" office:value="914" calcext:value-type="float">
            <text:p>914</text:p>
          </table:table-cell>
          <table:table-cell office:value-type="float" office:value="657" calcext:value-type="float">
            <text:p>657</text:p>
          </table:table-cell>
          <table:table-cell office:value-type="float" office:value="3964" calcext:value-type="float">
            <text:p>3964</text:p>
          </table:table-cell>
          <table:table-cell office:value-type="float" office:value="1296" calcext:value-type="float">
            <text:p>1296</text:p>
          </table:table-cell>
          <table:table-cell office:value-type="float" office:value="1155" calcext:value-type="float">
            <text:p>1155</text:p>
          </table:table-cell>
          <table:table-cell office:value-type="float" office:value="488" calcext:value-type="float">
            <text:p>488</text:p>
          </table:table-cell>
          <table:table-cell office:value-type="float" office:value="694" calcext:value-type="float">
            <text:p>694</text:p>
          </table:table-cell>
          <table:table-cell office:value-type="float" office:value="529" calcext:value-type="float">
            <text:p>529</text:p>
          </table:table-cell>
          <table:table-cell office:value-type="float" office:value="1114" calcext:value-type="float">
            <text:p>1114</text:p>
          </table:table-cell>
          <table:table-cell office:value-type="float" office:value="446" calcext:value-type="float">
            <text:p>446</text:p>
          </table:table-cell>
          <table:table-cell office:value-type="float" office:value="5186" calcext:value-type="float">
            <text:p>5186</text:p>
          </table:table-cell>
          <table:table-cell office:value-type="float" office:value="1074" calcext:value-type="float">
            <text:p>1074</text:p>
          </table:table-cell>
          <table:table-cell office:value-type="float" office:value="13118" calcext:value-type="float">
            <text:p>13118</text:p>
          </table:table-cell>
          <table:table-cell office:value-type="float" office:value="1451" calcext:value-type="float">
            <text:p>1451</text:p>
          </table:table-cell>
          <table:table-cell office:value-type="float" office:value="9240" calcext:value-type="float">
            <text:p>9240</text:p>
          </table:table-cell>
          <table:table-cell office:value-type="float" office:value="1154" calcext:value-type="float">
            <text:p>1154</text:p>
          </table:table-cell>
          <table:table-cell office:value-type="float" office:value="9688" calcext:value-type="float">
            <text:p>9688</text:p>
          </table:table-cell>
          <table:table-cell office:value-type="float" office:value="1137" calcext:value-type="float">
            <text:p>1137</text:p>
          </table:table-cell>
          <table:table-cell office:value-type="float" office:value="10094" calcext:value-type="float">
            <text:p>10094</text:p>
          </table:table-cell>
          <table:table-cell office:value-type="float" office:value="973" calcext:value-type="float">
            <text:p>973</text:p>
          </table:table-cell>
          <table:table-cell office:value-type="float" office:value="9176" calcext:value-type="float">
            <text:p>9176</text:p>
          </table:table-cell>
          <table:table-cell office:value-type="float" office:value="1097" calcext:value-type="float">
            <text:p>1097</text:p>
          </table:table-cell>
          <table:table-cell office:value-type="float" office:value="5511" calcext:value-type="float">
            <text:p>5511</text:p>
          </table:table-cell>
          <table:table-cell office:value-type="float" office:value="1010" calcext:value-type="float">
            <text:p>1010</text:p>
          </table:table-cell>
          <table:table-cell office:value-type="float" office:value="76737" calcext:value-type="float">
            <text:p>76737</text:p>
          </table:table-cell>
          <table:table-cell office:value-type="float" office:value="3815" calcext:value-type="float">
            <text:p>3815</text:p>
          </table:table-cell>
          <table:table-cell office:value-type="float" office:value="3607" calcext:value-type="float">
            <text:p>3607</text:p>
          </table:table-cell>
          <table:table-cell office:value-type="float" office:value="883" calcext:value-type="float">
            <text:p>883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3229" calcext:value-type="float">
            <text:p>3229</text:p>
          </table:table-cell>
          <table:table-cell office:value-type="float" office:value="808" calcext:value-type="float">
            <text:p>808</text:p>
          </table:table-cell>
          <table:table-cell office:value-type="float" office:value="1464" calcext:value-type="float">
            <text:p>1464</text:p>
          </table:table-cell>
          <table:table-cell office:value-type="float" office:value="837" calcext:value-type="float">
            <text:p>837</text:p>
          </table:table-cell>
          <table:table-cell office:value-type="float" office:value="1341" calcext:value-type="float">
            <text:p>1341</text:p>
          </table:table-cell>
          <table:table-cell office:value-type="float" office:value="819" calcext:value-type="float">
            <text:p>819</text:p>
          </table:table-cell>
          <table:table-cell office:value-type="float" office:value="1001" calcext:value-type="float">
            <text:p>1001</text:p>
          </table:table-cell>
          <table:table-cell office:value-type="float" office:value="505" calcext:value-type="float">
            <text:p>505</text:p>
          </table:table-cell>
          <table:table-cell office:value-type="float" office:value="5433" calcext:value-type="float">
            <text:p>5433</text:p>
          </table:table-cell>
          <table:table-cell office:value-type="float" office:value="1015" calcext:value-type="float">
            <text:p>1015</text:p>
          </table:table-cell>
          <table:table-cell office:value-type="float" office:value="12340" calcext:value-type="float">
            <text:p>12340</text:p>
          </table:table-cell>
          <table:table-cell office:value-type="float" office:value="1361" calcext:value-type="float">
            <text:p>1361</text:p>
          </table:table-cell>
          <table:table-cell office:value-type="float" office:value="8626" calcext:value-type="float">
            <text:p>8626</text:p>
          </table:table-cell>
          <table:table-cell office:value-type="float" office:value="1428" calcext:value-type="float">
            <text:p>1428</text:p>
          </table:table-cell>
          <table:table-cell office:value-type="float" office:value="8155" calcext:value-type="float">
            <text:p>8155</text:p>
          </table:table-cell>
          <table:table-cell office:value-type="float" office:value="1088" calcext:value-type="float">
            <text:p>1088</text:p>
          </table:table-cell>
          <table:table-cell office:value-type="float" office:value="11826" calcext:value-type="float">
            <text:p>11826</text:p>
          </table:table-cell>
          <table:table-cell office:value-type="float" office:value="1502" calcext:value-type="float">
            <text:p>1502</text:p>
          </table:table-cell>
          <table:table-cell office:value-type="float" office:value="11179" calcext:value-type="float">
            <text:p>11179</text:p>
          </table:table-cell>
          <table:table-cell office:value-type="float" office:value="1048" calcext:value-type="float">
            <text:p>1048</text:p>
          </table:table-cell>
          <table:table-cell office:value-type="float" office:value="8336" calcext:value-type="float">
            <text:p>8336</text:p>
          </table:table-cell>
          <table:table-cell office:value-type="float" office:value="982" calcext:value-type="float">
            <text:p>982</text:p>
          </table:table-cell>
        </table:table-row>
      </table:table>
      <table:table table:name="Sheet2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Shelby County, Tennessee</text:p>
          </table:table-cell>
          <table:table-cell office:value-type="string" calcext:value-type="string">
            <text:p>Memphis city, Tenness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2289025" calcext:value-type="float">
            <text:p>192289025</text:p>
          </table:table-cell>
          <table:table-cell office:value-type="float" office:value="4896683" calcext:value-type="float">
            <text:p>4896683</text:p>
          </table:table-cell>
          <table:table-cell office:value-type="float" office:value="325303" calcext:value-type="float">
            <text:p>325303</text:p>
          </table:table-cell>
          <table:table-cell office:value-type="float" office:value="164538" calcext:value-type="float">
            <text:p>164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 or above poverty level:</text:p>
          </table:table-cell>
          <table:table-cell office:value-type="float" office:value="174936930" calcext:value-type="float">
            <text:p>174936930</text:p>
          </table:table-cell>
          <table:table-cell office:value-type="float" office:value="4349375" calcext:value-type="float">
            <text:p>4349375</text:p>
          </table:table-cell>
          <table:table-cell office:value-type="float" office:value="303306" calcext:value-type="float">
            <text:p>303306</text:p>
          </table:table-cell>
          <table:table-cell office:value-type="float" office:value="149185" calcext:value-type="float">
            <text:p>149185</text:p>
          </table:table-cell>
          <table:table-cell office:value-type="string" calcext:value-type="string">
            <text:p>below poverty level:</text:p>
          </table:table-cell>
          <table:table-cell office:value-type="float" office:value="17352095" calcext:value-type="float">
            <text:p>17352095</text:p>
          </table:table-cell>
          <table:table-cell office:value-type="float" office:value="547308" calcext:value-type="float">
            <text:p>547308</text:p>
          </table:table-cell>
          <table:table-cell office:value-type="float" office:value="21997" calcext:value-type="float">
            <text:p>21997</text:p>
          </table:table-cell>
          <table:table-cell office:value-type="float" office:value="15353" calcext:value-type="float">
            <text:p>15353</text:p>
          </table:table-cell>
        </table:table-row>
        <table:table-row table:style-name="ro1">
          <table:table-cell office:value-type="string" calcext:value-type="string">
            <text:p>at or above poverty level:!!Female:</text:p>
          </table:table-cell>
          <table:table-cell office:value-type="float" office:value="87922622" calcext:value-type="float">
            <text:p>87922622</text:p>
          </table:table-cell>
          <table:table-cell office:value-type="float" office:value="2196911" calcext:value-type="float">
            <text:p>2196911</text:p>
          </table:table-cell>
          <table:table-cell office:value-type="float" office:value="154228" calcext:value-type="float">
            <text:p>154228</text:p>
          </table:table-cell>
          <table:table-cell office:value-type="float" office:value="76737" calcext:value-type="float">
            <text:p>76737</text:p>
          </table:table-cell>
          <table:table-cell office:value-type="string" calcext:value-type="string">
            <text:p>below poverty level:!!Female:</text:p>
          </table:table-cell>
          <table:table-cell office:value-type="float" office:value="9707600" calcext:value-type="float">
            <text:p>9707600</text:p>
          </table:table-cell>
          <table:table-cell office:value-type="float" office:value="308836" calcext:value-type="float">
            <text:p>308836</text:p>
          </table:table-cell>
          <table:table-cell office:value-type="float" office:value="12939" calcext:value-type="float">
            <text:p>12939</text:p>
          </table:table-cell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string" calcext:value-type="string">
            <text:p>at or above poverty level:!!Female:!!12 to 14 years</text:p>
          </table:table-cell>
          <table:table-cell office:value-type="float" office:value="2808159" calcext:value-type="float">
            <text:p>2808159</text:p>
          </table:table-cell>
          <table:table-cell office:value-type="float" office:value="70259" calcext:value-type="float">
            <text:p>70259</text:p>
          </table:table-cell>
          <table:table-cell office:value-type="float" office:value="4126" calcext:value-type="float">
            <text:p>412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below poverty level:!!Female:!!12 to 14 years</text:p>
          </table:table-cell>
          <table:table-cell office:value-type="float" office:value="286218" calcext:value-type="float">
            <text:p>286218</text:p>
          </table:table-cell>
          <table:table-cell office:value-type="float" office:value="10149" calcext:value-type="float">
            <text:p>10149</text:p>
          </table:table-cell>
          <table:table-cell office:value-type="float" office:value="576" calcext:value-type="float">
            <text:p>57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at or above poverty level:!!Female:!!15 years</text:p>
          </table:table-cell>
          <table:table-cell office:value-type="float" office:value="949651" calcext:value-type="float">
            <text:p>949651</text:p>
          </table:table-cell>
          <table:table-cell office:value-type="float" office:value="26283" calcext:value-type="float">
            <text:p>26283</text:p>
          </table:table-cell>
          <table:table-cell office:value-type="float" office:value="2088" calcext:value-type="float">
            <text:p>208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below poverty level:!!Female:!!15 years</text:p>
          </table:table-cell>
          <table:table-cell office:value-type="float" office:value="105229" calcext:value-type="float">
            <text:p>105229</text:p>
          </table:table-cell>
          <table:table-cell office:value-type="float" office:value="3833" calcext:value-type="float">
            <text:p>3833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 or above poverty level:!!Female:!!16 and 17 years</text:p>
          </table:table-cell>
          <table:table-cell office:value-type="float" office:value="1878060" calcext:value-type="float">
            <text:p>1878060</text:p>
          </table:table-cell>
          <table:table-cell office:value-type="float" office:value="44722" calcext:value-type="float">
            <text:p>44722</text:p>
          </table:table-cell>
          <table:table-cell office:value-type="float" office:value="2742" calcext:value-type="float">
            <text:p>274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elow poverty level:!!Female:!!16 and 17 years</text:p>
          </table:table-cell>
          <table:table-cell office:value-type="float" office:value="197146" calcext:value-type="float">
            <text:p>197146</text:p>
          </table:table-cell>
          <table:table-cell office:value-type="float" office:value="6005" calcext:value-type="float">
            <text:p>6005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t or above poverty level:!!Female:!!18 to 24 years</text:p>
          </table:table-cell>
          <table:table-cell office:value-type="float" office:value="5449389" calcext:value-type="float">
            <text:p>5449389</text:p>
          </table:table-cell>
          <table:table-cell office:value-type="float" office:value="148567" calcext:value-type="float">
            <text:p>148567</text:p>
          </table:table-cell>
          <table:table-cell office:value-type="float" office:value="9309" calcext:value-type="float">
            <text:p>9309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below poverty level:!!Female:!!18 to 24 years</text:p>
          </table:table-cell>
          <table:table-cell office:value-type="float" office:value="1438731" calcext:value-type="float">
            <text:p>1438731</text:p>
          </table:table-cell>
          <table:table-cell office:value-type="float" office:value="36900" calcext:value-type="float">
            <text:p>36900</text:p>
          </table:table-cell>
          <table:table-cell office:value-type="float" office:value="1781" calcext:value-type="float">
            <text:p>1781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at or above poverty level:!!Female:!!25 to 34 years</text:p>
          </table:table-cell>
          <table:table-cell office:value-type="float" office:value="10874062" calcext:value-type="float">
            <text:p>10874062</text:p>
          </table:table-cell>
          <table:table-cell office:value-type="float" office:value="280890" calcext:value-type="float">
            <text:p>280890</text:p>
          </table:table-cell>
          <table:table-cell office:value-type="float" office:value="20267" calcext:value-type="float">
            <text:p>20267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below poverty level:!!Female:!!25 to 34 years</text:p>
          </table:table-cell>
          <table:table-cell office:value-type="float" office:value="1340381" calcext:value-type="float">
            <text:p>1340381</text:p>
          </table:table-cell>
          <table:table-cell office:value-type="float" office:value="43430" calcext:value-type="float">
            <text:p>43430</text:p>
          </table:table-cell>
          <table:table-cell office:value-type="float" office:value="1841" calcext:value-type="float">
            <text:p>1841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at or above poverty level:!!Female:!!35 to 44 years</text:p>
          </table:table-cell>
          <table:table-cell office:value-type="float" office:value="10653160" calcext:value-type="float">
            <text:p>10653160</text:p>
          </table:table-cell>
          <table:table-cell office:value-type="float" office:value="270388" calcext:value-type="float">
            <text:p>270388</text:p>
          </table:table-cell>
          <table:table-cell office:value-type="float" office:value="18702" calcext:value-type="float">
            <text:p>1870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below poverty level:!!Female:!!35 to 44 years</text:p>
          </table:table-cell>
          <table:table-cell office:value-type="float" office:value="1025063" calcext:value-type="float">
            <text:p>1025063</text:p>
          </table:table-cell>
          <table:table-cell office:value-type="float" office:value="36350" calcext:value-type="float">
            <text:p>36350</text:p>
          </table:table-cell>
          <table:table-cell office:value-type="float" office:value="1078" calcext:value-type="float">
            <text:p>107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at or above poverty level:!!Female:!!45 to 54 years</text:p>
          </table:table-cell>
          <table:table-cell office:value-type="float" office:value="11538176" calcext:value-type="float">
            <text:p>11538176</text:p>
          </table:table-cell>
          <table:table-cell office:value-type="float" office:value="297731" calcext:value-type="float">
            <text:p>297731</text:p>
          </table:table-cell>
          <table:table-cell office:value-type="float" office:value="19155" calcext:value-type="float">
            <text:p>19155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below poverty level:!!Female:!!45 to 54 years</text:p>
          </table:table-cell>
          <table:table-cell office:value-type="float" office:value="970631" calcext:value-type="float">
            <text:p>970631</text:p>
          </table:table-cell>
          <table:table-cell office:value-type="float" office:value="35426" calcext:value-type="float">
            <text:p>35426</text:p>
          </table:table-cell>
          <table:table-cell office:value-type="float" office:value="1592" calcext:value-type="float">
            <text:p>159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at or above poverty level:!!Female:!!5 years</text:p>
          </table:table-cell>
          <table:table-cell office:value-type="float" office:value="822050" calcext:value-type="float">
            <text:p>822050</text:p>
          </table:table-cell>
          <table:table-cell office:value-type="float" office:value="21534" calcext:value-type="float">
            <text:p>21534</text:p>
          </table:table-cell>
          <table:table-cell office:value-type="float" office:value="1395" calcext:value-type="float">
            <text:p>13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low poverty level:!!Female:!!5 years</text:p>
          </table:table-cell>
          <table:table-cell office:value-type="float" office:value="100701" calcext:value-type="float">
            <text:p>100701</text:p>
          </table:table-cell>
          <table:table-cell office:value-type="float" office:value="3911" calcext:value-type="float">
            <text:p>3911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at or above poverty level:!!Female:!!55 to 64 years</text:p>
          </table:table-cell>
          <table:table-cell office:value-type="float" office:value="13716155" calcext:value-type="float">
            <text:p>13716155</text:p>
          </table:table-cell>
          <table:table-cell office:value-type="float" office:value="328759" calcext:value-type="float">
            <text:p>328759</text:p>
          </table:table-cell>
          <table:table-cell office:value-type="float" office:value="24282" calcext:value-type="float">
            <text:p>24282</text:p>
          </table:table-cell>
          <table:table-cell office:value-type="float" office:value="11826" calcext:value-type="float">
            <text:p>11826</text:p>
          </table:table-cell>
          <table:table-cell office:value-type="string" calcext:value-type="string">
            <text:p>below poverty level:!!Female:!!55 to 64 years</text:p>
          </table:table-cell>
          <table:table-cell office:value-type="float" office:value="1284184" calcext:value-type="float">
            <text:p>1284184</text:p>
          </table:table-cell>
          <table:table-cell office:value-type="float" office:value="40707" calcext:value-type="float">
            <text:p>40707</text:p>
          </table:table-cell>
          <table:table-cell office:value-type="float" office:value="1646" calcext:value-type="float">
            <text:p>164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at or above poverty level:!!Female:!!6 to 11 years</text:p>
          </table:table-cell>
          <table:table-cell office:value-type="float" office:value="5146080" calcext:value-type="float">
            <text:p>5146080</text:p>
          </table:table-cell>
          <table:table-cell office:value-type="float" office:value="130658" calcext:value-type="float">
            <text:p>130658</text:p>
          </table:table-cell>
          <table:table-cell office:value-type="float" office:value="9052" calcext:value-type="float">
            <text:p>9052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below poverty level:!!Female:!!6 to 11 years</text:p>
          </table:table-cell>
          <table:table-cell office:value-type="float" office:value="580535" calcext:value-type="float">
            <text:p>580535</text:p>
          </table:table-cell>
          <table:table-cell office:value-type="float" office:value="23303" calcext:value-type="float">
            <text:p>23303</text:p>
          </table:table-cell>
          <table:table-cell office:value-type="float" office:value="490" calcext:value-type="float">
            <text:p>4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t or above poverty level:!!Female:!!65 to 74 years</text:p>
          </table:table-cell>
          <table:table-cell office:value-type="float" office:value="11373621" calcext:value-type="float">
            <text:p>11373621</text:p>
          </table:table-cell>
          <table:table-cell office:value-type="float" office:value="275605" calcext:value-type="float">
            <text:p>275605</text:p>
          </table:table-cell>
          <table:table-cell office:value-type="float" office:value="20386" calcext:value-type="float">
            <text:p>20386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below poverty level:!!Female:!!65 to 74 years</text:p>
          </table:table-cell>
          <table:table-cell office:value-type="float" office:value="882155" calcext:value-type="float">
            <text:p>882155</text:p>
          </table:table-cell>
          <table:table-cell office:value-type="float" office:value="24658" calcext:value-type="float">
            <text:p>24658</text:p>
          </table:table-cell>
          <table:table-cell office:value-type="float" office:value="820" calcext:value-type="float">
            <text:p>82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at or above poverty level:!!Female:!!75 years and over</text:p>
          </table:table-cell>
          <table:table-cell office:value-type="float" office:value="8647905" calcext:value-type="float">
            <text:p>8647905</text:p>
          </table:table-cell>
          <table:table-cell office:value-type="float" office:value="195483" calcext:value-type="float">
            <text:p>195483</text:p>
          </table:table-cell>
          <table:table-cell office:value-type="float" office:value="15238" calcext:value-type="float">
            <text:p>15238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elow poverty level:!!Female:!!75 years and over</text:p>
          </table:table-cell>
          <table:table-cell office:value-type="float" office:value="981169" calcext:value-type="float">
            <text:p>981169</text:p>
          </table:table-cell>
          <table:table-cell office:value-type="float" office:value="25710" calcext:value-type="float">
            <text:p>25710</text:p>
          </table:table-cell>
          <table:table-cell office:value-type="float" office:value="2082" calcext:value-type="float">
            <text:p>208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at or above poverty level:!!Female:!!Under 5 years</text:p>
          </table:table-cell>
          <table:table-cell office:value-type="float" office:value="4066154" calcext:value-type="float">
            <text:p>4066154</text:p>
          </table:table-cell>
          <table:table-cell office:value-type="float" office:value="106032" calcext:value-type="float">
            <text:p>106032</text:p>
          </table:table-cell>
          <table:table-cell office:value-type="float" office:value="7486" calcext:value-type="float">
            <text:p>7486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below poverty level:!!Female:!!Under 5 years</text:p>
          </table:table-cell>
          <table:table-cell office:value-type="float" office:value="515457" calcext:value-type="float">
            <text:p>515457</text:p>
          </table:table-cell>
          <table:table-cell office:value-type="float" office:value="18454" calcext:value-type="float">
            <text:p>18454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at or above poverty level:!!Male:</text:p>
          </table:table-cell>
          <table:table-cell office:value-type="float" office:value="87014308" calcext:value-type="float">
            <text:p>87014308</text:p>
          </table:table-cell>
          <table:table-cell office:value-type="float" office:value="2152464" calcext:value-type="float">
            <text:p>2152464</text:p>
          </table:table-cell>
          <table:table-cell office:value-type="float" office:value="149078" calcext:value-type="float">
            <text:p>149078</text:p>
          </table:table-cell>
          <table:table-cell office:value-type="float" office:value="72448" calcext:value-type="float">
            <text:p>72448</text:p>
          </table:table-cell>
          <table:table-cell office:value-type="string" calcext:value-type="string">
            <text:p>below poverty level:!!Male:</text:p>
          </table:table-cell>
          <table:table-cell office:value-type="float" office:value="7644495" calcext:value-type="float">
            <text:p>7644495</text:p>
          </table:table-cell>
          <table:table-cell office:value-type="float" office:value="238472" calcext:value-type="float">
            <text:p>238472</text:p>
          </table:table-cell>
          <table:table-cell office:value-type="float" office:value="9058" calcext:value-type="float">
            <text:p>9058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string" calcext:value-type="string">
            <text:p>at or above poverty level:!!Male:!!12 to 14 years</text:p>
          </table:table-cell>
          <table:table-cell office:value-type="float" office:value="2949269" calcext:value-type="float">
            <text:p>2949269</text:p>
          </table:table-cell>
          <table:table-cell office:value-type="float" office:value="70387" calcext:value-type="float">
            <text:p>70387</text:p>
          </table:table-cell>
          <table:table-cell office:value-type="float" office:value="4385" calcext:value-type="float">
            <text:p>438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below poverty level:!!Male:!!12 to 14 years</text:p>
          </table:table-cell>
          <table:table-cell office:value-type="float" office:value="305608" calcext:value-type="float">
            <text:p>305608</text:p>
          </table:table-cell>
          <table:table-cell office:value-type="float" office:value="12802" calcext:value-type="float">
            <text:p>12802</text:p>
          </table:table-cell>
          <table:table-cell office:value-type="float" office:value="309" calcext:value-type="float">
            <text:p>30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t or above poverty level:!!Male:!!15 years</text:p>
          </table:table-cell>
          <table:table-cell office:value-type="float" office:value="997595" calcext:value-type="float">
            <text:p>997595</text:p>
          </table:table-cell>
          <table:table-cell office:value-type="float" office:value="27011" calcext:value-type="float">
            <text:p>27011</text:p>
          </table:table-cell>
          <table:table-cell office:value-type="float" office:value="2087" calcext:value-type="float">
            <text:p>208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elow poverty level:!!Male:!!15 years</text:p>
          </table:table-cell>
          <table:table-cell office:value-type="float" office:value="103722" calcext:value-type="float">
            <text:p>103722</text:p>
          </table:table-cell>
          <table:table-cell office:value-type="float" office:value="3749" calcext:value-type="float">
            <text:p>3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 or above poverty level:!!Male:!!16 and 17 years</text:p>
          </table:table-cell>
          <table:table-cell office:value-type="float" office:value="1998678" calcext:value-type="float">
            <text:p>1998678</text:p>
          </table:table-cell>
          <table:table-cell office:value-type="float" office:value="54612" calcext:value-type="float">
            <text:p>54612</text:p>
          </table:table-cell>
          <table:table-cell office:value-type="float" office:value="2936" calcext:value-type="float">
            <text:p>2936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below poverty level:!!Male:!!16 and 17 years</text:p>
          </table:table-cell>
          <table:table-cell office:value-type="float" office:value="194787" calcext:value-type="float">
            <text:p>194787</text:p>
          </table:table-cell>
          <table:table-cell office:value-type="float" office:value="5577" calcext:value-type="float">
            <text:p>5577</text:p>
          </table:table-cell>
          <table:table-cell office:value-type="float" office:value="281" calcext:value-type="float">
            <text:p>28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t or above poverty level:!!Male:!!18 to 24 years</text:p>
          </table:table-cell>
          <table:table-cell office:value-type="float" office:value="6120042" calcext:value-type="float">
            <text:p>6120042</text:p>
          </table:table-cell>
          <table:table-cell office:value-type="float" office:value="170669" calcext:value-type="float">
            <text:p>170669</text:p>
          </table:table-cell>
          <table:table-cell office:value-type="float" office:value="10241" calcext:value-type="float">
            <text:p>10241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below poverty level:!!Male:!!18 to 24 years</text:p>
          </table:table-cell>
          <table:table-cell office:value-type="float" office:value="1179518" calcext:value-type="float">
            <text:p>1179518</text:p>
          </table:table-cell>
          <table:table-cell office:value-type="float" office:value="24816" calcext:value-type="float">
            <text:p>24816</text:p>
          </table:table-cell>
          <table:table-cell office:value-type="float" office:value="1378" calcext:value-type="float">
            <text:p>1378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at or above poverty level:!!Male:!!25 to 34 years</text:p>
          </table:table-cell>
          <table:table-cell office:value-type="float" office:value="11540805" calcext:value-type="float">
            <text:p>11540805</text:p>
          </table:table-cell>
          <table:table-cell office:value-type="float" office:value="291459" calcext:value-type="float">
            <text:p>291459</text:p>
          </table:table-cell>
          <table:table-cell office:value-type="float" office:value="20953" calcext:value-type="float">
            <text:p>20953</text:p>
          </table:table-cell>
          <table:table-cell office:value-type="float" office:value="13118" calcext:value-type="float">
            <text:p>13118</text:p>
          </table:table-cell>
          <table:table-cell office:value-type="string" calcext:value-type="string">
            <text:p>below poverty level:!!Male:!!25 to 34 years</text:p>
          </table:table-cell>
          <table:table-cell office:value-type="float" office:value="917566" calcext:value-type="float">
            <text:p>917566</text:p>
          </table:table-cell>
          <table:table-cell office:value-type="float" office:value="27622" calcext:value-type="float">
            <text:p>27622</text:p>
          </table:table-cell>
          <table:table-cell office:value-type="float" office:value="699" calcext:value-type="float">
            <text:p>69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t or above poverty level:!!Male:!!35 to 44 years</text:p>
          </table:table-cell>
          <table:table-cell office:value-type="float" office:value="10961179" calcext:value-type="float">
            <text:p>10961179</text:p>
          </table:table-cell>
          <table:table-cell office:value-type="float" office:value="271850" calcext:value-type="float">
            <text:p>271850</text:p>
          </table:table-cell>
          <table:table-cell office:value-type="float" office:value="18890" calcext:value-type="float">
            <text:p>18890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below poverty level:!!Male:!!35 to 44 years</text:p>
          </table:table-cell>
          <table:table-cell office:value-type="float" office:value="709747" calcext:value-type="float">
            <text:p>709747</text:p>
          </table:table-cell>
          <table:table-cell office:value-type="float" office:value="23355" calcext:value-type="float">
            <text:p>23355</text:p>
          </table:table-cell>
          <table:table-cell office:value-type="float" office:value="990" calcext:value-type="float">
            <text:p>99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at or above poverty level:!!Male:!!45 to 54 years</text:p>
          </table:table-cell>
          <table:table-cell office:value-type="float" office:value="11532735" calcext:value-type="float">
            <text:p>11532735</text:p>
          </table:table-cell>
          <table:table-cell office:value-type="float" office:value="294061" calcext:value-type="float">
            <text:p>294061</text:p>
          </table:table-cell>
          <table:table-cell office:value-type="float" office:value="19630" calcext:value-type="float">
            <text:p>19630</text:p>
          </table:table-cell>
          <table:table-cell office:value-type="float" office:value="9688" calcext:value-type="float">
            <text:p>9688</text:p>
          </table:table-cell>
          <table:table-cell office:value-type="string" calcext:value-type="string">
            <text:p>below poverty level:!!Male:!!45 to 54 years</text:p>
          </table:table-cell>
          <table:table-cell office:value-type="float" office:value="809695" calcext:value-type="float">
            <text:p>809695</text:p>
          </table:table-cell>
          <table:table-cell office:value-type="float" office:value="28746" calcext:value-type="float">
            <text:p>28746</text:p>
          </table:table-cell>
          <table:table-cell office:value-type="float" office:value="1215" calcext:value-type="float">
            <text:p>121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at or above poverty level:!!Male:!!5 years</text:p>
          </table:table-cell>
          <table:table-cell office:value-type="float" office:value="879187" calcext:value-type="float">
            <text:p>879187</text:p>
          </table:table-cell>
          <table:table-cell office:value-type="float" office:value="22746" calcext:value-type="float">
            <text:p>22746</text:p>
          </table:table-cell>
          <table:table-cell office:value-type="float" office:value="1882" calcext:value-type="float">
            <text:p>1882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below poverty level:!!Male:!!5 years</text:p>
          </table:table-cell>
          <table:table-cell office:value-type="float" office:value="99552" calcext:value-type="float">
            <text:p>99552</text:p>
          </table:table-cell>
          <table:table-cell office:value-type="float" office:value="3006" calcext:value-type="float">
            <text:p>300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t or above poverty level:!!Male:!!55 to 64 years</text:p>
          </table:table-cell>
          <table:table-cell office:value-type="float" office:value="13123037" calcext:value-type="float">
            <text:p>13123037</text:p>
          </table:table-cell>
          <table:table-cell office:value-type="float" office:value="303582" calcext:value-type="float">
            <text:p>303582</text:p>
          </table:table-cell>
          <table:table-cell office:value-type="float" office:value="22116" calcext:value-type="float">
            <text:p>22116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below poverty level:!!Male:!!55 to 64 years</text:p>
          </table:table-cell>
          <table:table-cell office:value-type="float" office:value="1118282" calcext:value-type="float">
            <text:p>1118282</text:p>
          </table:table-cell>
          <table:table-cell office:value-type="float" office:value="34442" calcext:value-type="float">
            <text:p>34442</text:p>
          </table:table-cell>
          <table:table-cell office:value-type="float" office:value="1443" calcext:value-type="float">
            <text:p>144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at or above poverty level:!!Male:!!6 to 11 years</text:p>
          </table:table-cell>
          <table:table-cell office:value-type="float" office:value="5411397" calcext:value-type="float">
            <text:p>5411397</text:p>
          </table:table-cell>
          <table:table-cell office:value-type="float" office:value="141398" calcext:value-type="float">
            <text:p>141398</text:p>
          </table:table-cell>
          <table:table-cell office:value-type="float" office:value="10177" calcext:value-type="float">
            <text:p>10177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below poverty level:!!Male:!!6 to 11 years</text:p>
          </table:table-cell>
          <table:table-cell office:value-type="float" office:value="611680" calcext:value-type="float">
            <text:p>611680</text:p>
          </table:table-cell>
          <table:table-cell office:value-type="float" office:value="20813" calcext:value-type="float">
            <text:p>20813</text:p>
          </table:table-cell>
          <table:table-cell office:value-type="float" office:value="190" calcext:value-type="float">
            <text:p>19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 or above poverty level:!!Male:!!65 to 74 years</text:p>
          </table:table-cell>
          <table:table-cell office:value-type="float" office:value="10434180" calcext:value-type="float">
            <text:p>10434180</text:p>
          </table:table-cell>
          <table:table-cell office:value-type="float" office:value="246770" calcext:value-type="float">
            <text:p>246770</text:p>
          </table:table-cell>
          <table:table-cell office:value-type="float" office:value="17155" calcext:value-type="float">
            <text:p>17155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elow poverty level:!!Male:!!65 to 74 years</text:p>
          </table:table-cell>
          <table:table-cell office:value-type="float" office:value="631318" calcext:value-type="float">
            <text:p>631318</text:p>
          </table:table-cell>
          <table:table-cell office:value-type="float" office:value="19016" calcext:value-type="float">
            <text:p>19016</text:p>
          </table:table-cell>
          <table:table-cell office:value-type="float" office:value="1391" calcext:value-type="float">
            <text:p>1391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at or above poverty level:!!Male:!!75 years and over</text:p>
          </table:table-cell>
          <table:table-cell office:value-type="float" office:value="6760148" calcext:value-type="float">
            <text:p>6760148</text:p>
          </table:table-cell>
          <table:table-cell office:value-type="float" office:value="152411" calcext:value-type="float">
            <text:p>152411</text:p>
          </table:table-cell>
          <table:table-cell office:value-type="float" office:value="10536" calcext:value-type="float">
            <text:p>10536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below poverty level:!!Male:!!75 years and over</text:p>
          </table:table-cell>
          <table:table-cell office:value-type="float" office:value="423392" calcext:value-type="float">
            <text:p>423392</text:p>
          </table:table-cell>
          <table:table-cell office:value-type="float" office:value="12144" calcext:value-type="float">
            <text:p>12144</text:p>
          </table:table-cell>
          <table:table-cell office:value-type="float" office:value="607" calcext:value-type="float">
            <text:p>6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at or above poverty level:!!Male:!!Under 5 years</text:p>
          </table:table-cell>
          <table:table-cell office:value-type="float" office:value="4306056" calcext:value-type="float">
            <text:p>4306056</text:p>
          </table:table-cell>
          <table:table-cell office:value-type="float" office:value="105508" calcext:value-type="float">
            <text:p>105508</text:p>
          </table:table-cell>
          <table:table-cell office:value-type="float" office:value="8090" calcext:value-type="float">
            <text:p>8090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below poverty level:!!Male:!!Under 5 years</text:p>
          </table:table-cell>
          <table:table-cell office:value-type="float" office:value="539628" calcext:value-type="float">
            <text:p>539628</text:p>
          </table:table-cell>
          <table:table-cell office:value-type="float" office:value="22384" calcext:value-type="float">
            <text:p>22384</text:p>
          </table:table-cell>
          <table:table-cell table:number-columns-repeated="2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at or above poverty level:!!BOTH:</text:p>
          </table:table-cell>
          <table:table-cell table:formula="of:=[.B18]+[.B4]" office:value-type="float" office:value="174936930" calcext:value-type="float">
            <text:p>174936930</text:p>
          </table:table-cell>
          <table:table-cell table:formula="of:=[.C18]+[.C4]" office:value-type="float" office:value="4349375" calcext:value-type="float">
            <text:p>4349375</text:p>
          </table:table-cell>
          <table:table-cell table:formula="of:=[.D18]+[.D4]" office:value-type="float" office:value="303306" calcext:value-type="float">
            <text:p>303306</text:p>
          </table:table-cell>
          <table:table-cell table:formula="of:=[.E18]+[.E4]" office:value-type="float" office:value="149185" calcext:value-type="float">
            <text:p>149185</text:p>
          </table:table-cell>
          <table:table-cell office:value-type="string" calcext:value-type="string">
            <text:p>below poverty level:!!BOTH:</text:p>
          </table:table-cell>
          <table:table-cell table:formula="of:=[.G18]+[.G4]" office:value-type="float" office:value="17352095" calcext:value-type="float">
            <text:p>17352095</text:p>
          </table:table-cell>
          <table:table-cell table:formula="of:=[.H18]+[.H4]" office:value-type="float" office:value="547308" calcext:value-type="float">
            <text:p>547308</text:p>
          </table:table-cell>
          <table:table-cell table:formula="of:=[.I18]+[.I4]" office:value-type="float" office:value="21997" calcext:value-type="float">
            <text:p>21997</text:p>
          </table:table-cell>
          <table:table-cell table:formula="of:=[.J18]+[.J4]" office:value-type="float" office:value="15353" calcext:value-type="float">
            <text:p>15353</text:p>
          </table:table-cell>
        </table:table-row>
        <table:table-row table:style-name="ro1">
          <table:table-cell office:value-type="string" calcext:value-type="string">
            <text:p>at or above poverty level:!!BOTH:!!12 to 14 years</text:p>
          </table:table-cell>
          <table:table-cell table:formula="of:=[.B19]+[.B5]" office:value-type="float" office:value="5757428" calcext:value-type="float">
            <text:p>5757428</text:p>
          </table:table-cell>
          <table:table-cell table:formula="of:=[.C19]+[.C5]" office:value-type="float" office:value="140646" calcext:value-type="float">
            <text:p>140646</text:p>
          </table:table-cell>
          <table:table-cell table:formula="of:=[.D19]+[.D5]" office:value-type="float" office:value="8511" calcext:value-type="float">
            <text:p>8511</text:p>
          </table:table-cell>
          <table:table-cell table:formula="of:=[.E19]+[.E5]" office:value-type="float" office:value="2619" calcext:value-type="float">
            <text:p>2619</text:p>
          </table:table-cell>
          <table:table-cell office:value-type="string" calcext:value-type="string">
            <text:p>below poverty level:!!BOTH:!!12 to 14 years</text:p>
          </table:table-cell>
          <table:table-cell table:formula="of:=[.G19]+[.G5]" office:value-type="float" office:value="591826" calcext:value-type="float">
            <text:p>591826</text:p>
          </table:table-cell>
          <table:table-cell table:formula="of:=[.H19]+[.H5]" office:value-type="float" office:value="22951" calcext:value-type="float">
            <text:p>22951</text:p>
          </table:table-cell>
          <table:table-cell table:formula="of:=[.I19]+[.I5]" office:value-type="float" office:value="885" calcext:value-type="float">
            <text:p>885</text:p>
          </table:table-cell>
          <table:table-cell table:formula="of:=[.J19]+[.J5]"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at or above poverty level:!!BOTH:!!15 years</text:p>
          </table:table-cell>
          <table:table-cell table:formula="of:=[.B20]+[.B6]" office:value-type="float" office:value="1947246" calcext:value-type="float">
            <text:p>1947246</text:p>
          </table:table-cell>
          <table:table-cell table:formula="of:=[.C20]+[.C6]" office:value-type="float" office:value="53294" calcext:value-type="float">
            <text:p>53294</text:p>
          </table:table-cell>
          <table:table-cell table:formula="of:=[.D20]+[.D6]" office:value-type="float" office:value="4175" calcext:value-type="float">
            <text:p>4175</text:p>
          </table:table-cell>
          <table:table-cell table:formula="of:=[.E20]+[.E6]" office:value-type="float" office:value="2035" calcext:value-type="float">
            <text:p>2035</text:p>
          </table:table-cell>
          <table:table-cell office:value-type="string" calcext:value-type="string">
            <text:p>below poverty level:!!BOTH:!!15 years</text:p>
          </table:table-cell>
          <table:table-cell table:formula="of:=[.G20]+[.G6]" office:value-type="float" office:value="208951" calcext:value-type="float">
            <text:p>208951</text:p>
          </table:table-cell>
          <table:table-cell table:formula="of:=[.H20]+[.H6]" office:value-type="float" office:value="7582" calcext:value-type="float">
            <text:p>7582</text:p>
          </table:table-cell>
          <table:table-cell table:formula="of:=[.I20]+[.I6]" office:value-type="float" office:value="217" calcext:value-type="float">
            <text:p>217</text:p>
          </table:table-cell>
          <table:table-cell table:formula="of:=[.J20]+[.J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 or above poverty level:!!BOTH:!!16 and 17 years</text:p>
          </table:table-cell>
          <table:table-cell table:formula="of:=[.B21]+[.B7]" office:value-type="float" office:value="3876738" calcext:value-type="float">
            <text:p>3876738</text:p>
          </table:table-cell>
          <table:table-cell table:formula="of:=[.C21]+[.C7]" office:value-type="float" office:value="99334" calcext:value-type="float">
            <text:p>99334</text:p>
          </table:table-cell>
          <table:table-cell table:formula="of:=[.D21]+[.D7]" office:value-type="float" office:value="5678" calcext:value-type="float">
            <text:p>5678</text:p>
          </table:table-cell>
          <table:table-cell table:formula="of:=[.E21]+[.E7]" office:value-type="float" office:value="2115" calcext:value-type="float">
            <text:p>2115</text:p>
          </table:table-cell>
          <table:table-cell office:value-type="string" calcext:value-type="string">
            <text:p>below poverty level:!!BOTH:!!16 and 17 years</text:p>
          </table:table-cell>
          <table:table-cell table:formula="of:=[.G21]+[.G7]" office:value-type="float" office:value="391933" calcext:value-type="float">
            <text:p>391933</text:p>
          </table:table-cell>
          <table:table-cell table:formula="of:=[.H21]+[.H7]" office:value-type="float" office:value="11582" calcext:value-type="float">
            <text:p>11582</text:p>
          </table:table-cell>
          <table:table-cell table:formula="of:=[.I21]+[.I7]" office:value-type="float" office:value="403" calcext:value-type="float">
            <text:p>403</text:p>
          </table:table-cell>
          <table:table-cell table:formula="of:=[.J21]+[.J7]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t or above poverty level:!!BOTH:!!18 to 24 years</text:p>
          </table:table-cell>
          <table:table-cell table:formula="of:=[.B22]+[.B8]" office:value-type="float" office:value="11569431" calcext:value-type="float">
            <text:p>11569431</text:p>
          </table:table-cell>
          <table:table-cell table:formula="of:=[.C22]+[.C8]" office:value-type="float" office:value="319236" calcext:value-type="float">
            <text:p>319236</text:p>
          </table:table-cell>
          <table:table-cell table:formula="of:=[.D22]+[.D8]" office:value-type="float" office:value="19550" calcext:value-type="float">
            <text:p>19550</text:p>
          </table:table-cell>
          <table:table-cell table:formula="of:=[.E22]+[.E8]" office:value-type="float" office:value="10619" calcext:value-type="float">
            <text:p>10619</text:p>
          </table:table-cell>
          <table:table-cell office:value-type="string" calcext:value-type="string">
            <text:p>below poverty level:!!BOTH:!!18 to 24 years</text:p>
          </table:table-cell>
          <table:table-cell table:formula="of:=[.G22]+[.G8]" office:value-type="float" office:value="2618249" calcext:value-type="float">
            <text:p>2618249</text:p>
          </table:table-cell>
          <table:table-cell table:formula="of:=[.H22]+[.H8]" office:value-type="float" office:value="61716" calcext:value-type="float">
            <text:p>61716</text:p>
          </table:table-cell>
          <table:table-cell table:formula="of:=[.I22]+[.I8]" office:value-type="float" office:value="3159" calcext:value-type="float">
            <text:p>3159</text:p>
          </table:table-cell>
          <table:table-cell table:formula="of:=[.J22]+[.J8]"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at or above poverty level:!!BOTH:!!25 to 34 years</text:p>
          </table:table-cell>
          <table:table-cell table:formula="of:=[.B23]+[.B9]" office:value-type="float" office:value="22414867" calcext:value-type="float">
            <text:p>22414867</text:p>
          </table:table-cell>
          <table:table-cell table:formula="of:=[.C23]+[.C9]" office:value-type="float" office:value="572349" calcext:value-type="float">
            <text:p>572349</text:p>
          </table:table-cell>
          <table:table-cell table:formula="of:=[.D23]+[.D9]" office:value-type="float" office:value="41220" calcext:value-type="float">
            <text:p>41220</text:p>
          </table:table-cell>
          <table:table-cell table:formula="of:=[.E23]+[.E9]" office:value-type="float" office:value="25458" calcext:value-type="float">
            <text:p>25458</text:p>
          </table:table-cell>
          <table:table-cell office:value-type="string" calcext:value-type="string">
            <text:p>below poverty level:!!BOTH:!!25 to 34 years</text:p>
          </table:table-cell>
          <table:table-cell table:formula="of:=[.G23]+[.G9]" office:value-type="float" office:value="2257947" calcext:value-type="float">
            <text:p>2257947</text:p>
          </table:table-cell>
          <table:table-cell table:formula="of:=[.H23]+[.H9]" office:value-type="float" office:value="71052" calcext:value-type="float">
            <text:p>71052</text:p>
          </table:table-cell>
          <table:table-cell table:formula="of:=[.I23]+[.I9]" office:value-type="float" office:value="2540" calcext:value-type="float">
            <text:p>2540</text:p>
          </table:table-cell>
          <table:table-cell table:formula="of:=[.J23]+[.J9]"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at or above poverty level:!!BOTH:!!35 to 44 years</text:p>
          </table:table-cell>
          <table:table-cell table:formula="of:=[.B24]+[.B10]" office:value-type="float" office:value="21614339" calcext:value-type="float">
            <text:p>21614339</text:p>
          </table:table-cell>
          <table:table-cell table:formula="of:=[.C24]+[.C10]" office:value-type="float" office:value="542238" calcext:value-type="float">
            <text:p>542238</text:p>
          </table:table-cell>
          <table:table-cell table:formula="of:=[.D24]+[.D10]" office:value-type="float" office:value="37592" calcext:value-type="float">
            <text:p>37592</text:p>
          </table:table-cell>
          <table:table-cell table:formula="of:=[.E24]+[.E10]" office:value-type="float" office:value="17866" calcext:value-type="float">
            <text:p>17866</text:p>
          </table:table-cell>
          <table:table-cell office:value-type="string" calcext:value-type="string">
            <text:p>below poverty level:!!BOTH:!!35 to 44 years</text:p>
          </table:table-cell>
          <table:table-cell table:formula="of:=[.G24]+[.G10]" office:value-type="float" office:value="1734810" calcext:value-type="float">
            <text:p>1734810</text:p>
          </table:table-cell>
          <table:table-cell table:formula="of:=[.H24]+[.H10]" office:value-type="float" office:value="59705" calcext:value-type="float">
            <text:p>59705</text:p>
          </table:table-cell>
          <table:table-cell table:formula="of:=[.I24]+[.I10]" office:value-type="float" office:value="2068" calcext:value-type="float">
            <text:p>2068</text:p>
          </table:table-cell>
          <table:table-cell table:formula="of:=[.J24]+[.J10]"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at or above poverty level:!!BOTH:!!45 to 54 years</text:p>
          </table:table-cell>
          <table:table-cell table:formula="of:=[.B25]+[.B11]" office:value-type="float" office:value="23070911" calcext:value-type="float">
            <text:p>23070911</text:p>
          </table:table-cell>
          <table:table-cell table:formula="of:=[.C25]+[.C11]" office:value-type="float" office:value="591792" calcext:value-type="float">
            <text:p>591792</text:p>
          </table:table-cell>
          <table:table-cell table:formula="of:=[.D25]+[.D11]" office:value-type="float" office:value="38785" calcext:value-type="float">
            <text:p>38785</text:p>
          </table:table-cell>
          <table:table-cell table:formula="of:=[.E25]+[.E11]" office:value-type="float" office:value="17843" calcext:value-type="float">
            <text:p>17843</text:p>
          </table:table-cell>
          <table:table-cell office:value-type="string" calcext:value-type="string">
            <text:p>below poverty level:!!BOTH:!!45 to 54 years</text:p>
          </table:table-cell>
          <table:table-cell table:formula="of:=[.G25]+[.G11]" office:value-type="float" office:value="1780326" calcext:value-type="float">
            <text:p>1780326</text:p>
          </table:table-cell>
          <table:table-cell table:formula="of:=[.H25]+[.H11]" office:value-type="float" office:value="64172" calcext:value-type="float">
            <text:p>64172</text:p>
          </table:table-cell>
          <table:table-cell table:formula="of:=[.I25]+[.I11]" office:value-type="float" office:value="2807" calcext:value-type="float">
            <text:p>2807</text:p>
          </table:table-cell>
          <table:table-cell table:formula="of:=[.J25]+[.J11]"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at or above poverty level:!!BOTH:!!5 years</text:p>
          </table:table-cell>
          <table:table-cell table:formula="of:=[.B26]+[.B12]" office:value-type="float" office:value="1701237" calcext:value-type="float">
            <text:p>1701237</text:p>
          </table:table-cell>
          <table:table-cell table:formula="of:=[.C26]+[.C12]" office:value-type="float" office:value="44280" calcext:value-type="float">
            <text:p>44280</text:p>
          </table:table-cell>
          <table:table-cell table:formula="of:=[.D26]+[.D12]" office:value-type="float" office:value="3277" calcext:value-type="float">
            <text:p>3277</text:p>
          </table:table-cell>
          <table:table-cell table:formula="of:=[.E26]+[.E12]" office:value-type="float" office:value="1114" calcext:value-type="float">
            <text:p>1114</text:p>
          </table:table-cell>
          <table:table-cell office:value-type="string" calcext:value-type="string">
            <text:p>below poverty level:!!BOTH:!!5 years</text:p>
          </table:table-cell>
          <table:table-cell table:formula="of:=[.G26]+[.G12]" office:value-type="float" office:value="200253" calcext:value-type="float">
            <text:p>200253</text:p>
          </table:table-cell>
          <table:table-cell table:formula="of:=[.H26]+[.H12]" office:value-type="float" office:value="6917" calcext:value-type="float">
            <text:p>6917</text:p>
          </table:table-cell>
          <table:table-cell table:formula="of:=[.I26]+[.I12]" office:value-type="float" office:value="413" calcext:value-type="float">
            <text:p>413</text:p>
          </table:table-cell>
          <table:table-cell table:formula="of:=[.J26]+[.J12]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at or above poverty level:!!BOTH:!!55 to 64 years</text:p>
          </table:table-cell>
          <table:table-cell table:formula="of:=[.B27]+[.B13]" office:value-type="float" office:value="26839192" calcext:value-type="float">
            <text:p>26839192</text:p>
          </table:table-cell>
          <table:table-cell table:formula="of:=[.C27]+[.C13]" office:value-type="float" office:value="632341" calcext:value-type="float">
            <text:p>632341</text:p>
          </table:table-cell>
          <table:table-cell table:formula="of:=[.D27]+[.D13]" office:value-type="float" office:value="46398" calcext:value-type="float">
            <text:p>46398</text:p>
          </table:table-cell>
          <table:table-cell table:formula="of:=[.E27]+[.E13]" office:value-type="float" office:value="21920" calcext:value-type="float">
            <text:p>21920</text:p>
          </table:table-cell>
          <table:table-cell office:value-type="string" calcext:value-type="string">
            <text:p>below poverty level:!!BOTH:!!55 to 64 years</text:p>
          </table:table-cell>
          <table:table-cell table:formula="of:=[.G27]+[.G13]" office:value-type="float" office:value="2402466" calcext:value-type="float">
            <text:p>2402466</text:p>
          </table:table-cell>
          <table:table-cell table:formula="of:=[.H27]+[.H13]" office:value-type="float" office:value="75149" calcext:value-type="float">
            <text:p>75149</text:p>
          </table:table-cell>
          <table:table-cell table:formula="of:=[.I27]+[.I13]" office:value-type="float" office:value="3089" calcext:value-type="float">
            <text:p>3089</text:p>
          </table:table-cell>
          <table:table-cell table:formula="of:=[.J27]+[.J13]"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at or above poverty level:!!BOTH:!!6 to 11 years</text:p>
          </table:table-cell>
          <table:table-cell table:formula="of:=[.B28]+[.B14]" office:value-type="float" office:value="10557477" calcext:value-type="float">
            <text:p>10557477</text:p>
          </table:table-cell>
          <table:table-cell table:formula="of:=[.C28]+[.C14]" office:value-type="float" office:value="272056" calcext:value-type="float">
            <text:p>272056</text:p>
          </table:table-cell>
          <table:table-cell table:formula="of:=[.D28]+[.D14]" office:value-type="float" office:value="19229" calcext:value-type="float">
            <text:p>19229</text:p>
          </table:table-cell>
          <table:table-cell table:formula="of:=[.E28]+[.E14]" office:value-type="float" office:value="7193" calcext:value-type="float">
            <text:p>7193</text:p>
          </table:table-cell>
          <table:table-cell office:value-type="string" calcext:value-type="string">
            <text:p>below poverty level:!!BOTH:!!6 to 11 years</text:p>
          </table:table-cell>
          <table:table-cell table:formula="of:=[.G28]+[.G14]" office:value-type="float" office:value="1192215" calcext:value-type="float">
            <text:p>1192215</text:p>
          </table:table-cell>
          <table:table-cell table:formula="of:=[.H28]+[.H14]" office:value-type="float" office:value="44116" calcext:value-type="float">
            <text:p>44116</text:p>
          </table:table-cell>
          <table:table-cell table:formula="of:=[.I28]+[.I14]" office:value-type="float" office:value="680" calcext:value-type="float">
            <text:p>680</text:p>
          </table:table-cell>
          <table:table-cell table:formula="of:=[.J28]+[.J14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at or above poverty level:!!BOTH:!!65 to 74 years</text:p>
          </table:table-cell>
          <table:table-cell table:formula="of:=[.B29]+[.B15]" office:value-type="float" office:value="21807801" calcext:value-type="float">
            <text:p>21807801</text:p>
          </table:table-cell>
          <table:table-cell table:formula="of:=[.C29]+[.C15]" office:value-type="float" office:value="522375" calcext:value-type="float">
            <text:p>522375</text:p>
          </table:table-cell>
          <table:table-cell table:formula="of:=[.D29]+[.D15]" office:value-type="float" office:value="37541" calcext:value-type="float">
            <text:p>37541</text:p>
          </table:table-cell>
          <table:table-cell table:formula="of:=[.E29]+[.E15]" office:value-type="float" office:value="20355" calcext:value-type="float">
            <text:p>20355</text:p>
          </table:table-cell>
          <table:table-cell office:value-type="string" calcext:value-type="string">
            <text:p>below poverty level:!!BOTH:!!65 to 74 years</text:p>
          </table:table-cell>
          <table:table-cell table:formula="of:=[.G29]+[.G15]" office:value-type="float" office:value="1513473" calcext:value-type="float">
            <text:p>1513473</text:p>
          </table:table-cell>
          <table:table-cell table:formula="of:=[.H29]+[.H15]" office:value-type="float" office:value="43674" calcext:value-type="float">
            <text:p>43674</text:p>
          </table:table-cell>
          <table:table-cell table:formula="of:=[.I29]+[.I15]" office:value-type="float" office:value="2211" calcext:value-type="float">
            <text:p>2211</text:p>
          </table:table-cell>
          <table:table-cell table:formula="of:=[.J29]+[.J15]"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at or above poverty level:!!BOTH:!!75 years and over</text:p>
          </table:table-cell>
          <table:table-cell table:formula="of:=[.B30]+[.B16]" office:value-type="float" office:value="15408053" calcext:value-type="float">
            <text:p>15408053</text:p>
          </table:table-cell>
          <table:table-cell table:formula="of:=[.C30]+[.C16]" office:value-type="float" office:value="347894" calcext:value-type="float">
            <text:p>347894</text:p>
          </table:table-cell>
          <table:table-cell table:formula="of:=[.D30]+[.D16]" office:value-type="float" office:value="25774" calcext:value-type="float">
            <text:p>25774</text:p>
          </table:table-cell>
          <table:table-cell table:formula="of:=[.E30]+[.E16]" office:value-type="float" office:value="13847" calcext:value-type="float">
            <text:p>13847</text:p>
          </table:table-cell>
          <table:table-cell office:value-type="string" calcext:value-type="string">
            <text:p>below poverty level:!!BOTH:!!75 years and over</text:p>
          </table:table-cell>
          <table:table-cell table:formula="of:=[.G30]+[.G16]" office:value-type="float" office:value="1404561" calcext:value-type="float">
            <text:p>1404561</text:p>
          </table:table-cell>
          <table:table-cell table:formula="of:=[.H30]+[.H16]" office:value-type="float" office:value="37854" calcext:value-type="float">
            <text:p>37854</text:p>
          </table:table-cell>
          <table:table-cell table:formula="of:=[.I30]+[.I16]" office:value-type="float" office:value="2689" calcext:value-type="float">
            <text:p>2689</text:p>
          </table:table-cell>
          <table:table-cell table:formula="of:=[.J30]+[.J16]"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at or above poverty level:!!BOTH:!!Under 5 years</text:p>
          </table:table-cell>
          <table:table-cell table:formula="of:=[.B31]+[.B17]" office:value-type="float" office:value="8372210" calcext:value-type="float">
            <text:p>8372210</text:p>
          </table:table-cell>
          <table:table-cell table:formula="of:=[.C31]+[.C17]" office:value-type="float" office:value="211540" calcext:value-type="float">
            <text:p>211540</text:p>
          </table:table-cell>
          <table:table-cell table:formula="of:=[.D31]+[.D17]" office:value-type="float" office:value="15576" calcext:value-type="float">
            <text:p>15576</text:p>
          </table:table-cell>
          <table:table-cell table:formula="of:=[.E31]+[.E17]" office:value-type="float" office:value="6201" calcext:value-type="float">
            <text:p>6201</text:p>
          </table:table-cell>
          <table:table-cell office:value-type="string" calcext:value-type="string">
            <text:p>below poverty level:!!BOTH:!!Under 5 years</text:p>
          </table:table-cell>
          <table:table-cell table:formula="of:=[.G31]+[.G17]" office:value-type="float" office:value="1055085" calcext:value-type="float">
            <text:p>1055085</text:p>
          </table:table-cell>
          <table:table-cell table:formula="of:=[.H31]+[.H17]" office:value-type="float" office:value="40838" calcext:value-type="float">
            <text:p>40838</text:p>
          </table:table-cell>
          <table:table-cell table:formula="of:=[.I31]+[.I17]" office:value-type="float" office:value="836" calcext:value-type="float">
            <text:p>836</text:p>
          </table:table-cell>
          <table:table-cell table:formula="of:=[.J31]+[.J17]" office:value-type="float" office:value="836" calcext:value-type="float">
            <text:p>836</text:p>
          </table:table-cell>
        </table:table-row>
      </table:table>
      <table:table table:name="Sheet3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number-columns-repeated="2" table:default-cell-style-name="Default"/>
        <table:table-column table:style-name="co79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66" table:number-columns-repeated="1009" table:default-cell-style-name="Default"/>
        <table:table-row table:style-name="ro1">
          <table:table-cell table:number-columns-repeated="6"/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</text:p>
          </table:table-cell>
          <table:table-cell table:formula="of:=[.G2]+[.L2]" office:value-type="float" office:value="192289025" calcext:value-type="float">
            <text:p>192289025</text:p>
          </table:table-cell>
          <table:table-cell table:formula="of:=[.H2]+[.M2]" office:value-type="float" office:value="4896683" calcext:value-type="float">
            <text:p>4896683</text:p>
          </table:table-cell>
          <table:table-cell table:formula="of:=[.I2]+[.N2]" office:value-type="float" office:value="325303" calcext:value-type="float">
            <text:p>325303</text:p>
          </table:table-cell>
          <table:table-cell table:formula="of:=[.J2]+[.O2]" office:value-type="float" office:value="164538" calcext:value-type="float">
            <text:p>164538</text:p>
          </table:table-cell>
          <table:table-cell office:value-type="string" calcext:value-type="string">
            <text:p>at or above poverty level:!!BOTH:</text:p>
          </table:table-cell>
          <table:table-cell office:value-type="float" office:value="174936930" calcext:value-type="float">
            <text:p>174936930</text:p>
          </table:table-cell>
          <table:table-cell office:value-type="float" office:value="4349375" calcext:value-type="float">
            <text:p>4349375</text:p>
          </table:table-cell>
          <table:table-cell office:value-type="float" office:value="303306" calcext:value-type="float">
            <text:p>303306</text:p>
          </table:table-cell>
          <table:table-cell office:value-type="float" office:value="149185" calcext:value-type="float">
            <text:p>149185</text:p>
          </table:table-cell>
          <table:table-cell office:value-type="string" calcext:value-type="string">
            <text:p>below poverty level:!!BOTH:</text:p>
          </table:table-cell>
          <table:table-cell office:value-type="float" office:value="17352095" calcext:value-type="float">
            <text:p>17352095</text:p>
          </table:table-cell>
          <table:table-cell office:value-type="float" office:value="547308" calcext:value-type="float">
            <text:p>547308</text:p>
          </table:table-cell>
          <table:table-cell office:value-type="float" office:value="21997" calcext:value-type="float">
            <text:p>21997</text:p>
          </table:table-cell>
          <table:table-cell office:value-type="float" office:value="15353" calcext:value-type="float">
            <text:p>153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12 to 14 years</text:p>
          </table:table-cell>
          <table:table-cell table:formula="of:=[.G3]+[.L3]" office:value-type="float" office:value="6349254" calcext:value-type="float">
            <text:p>6349254</text:p>
          </table:table-cell>
          <table:table-cell table:formula="of:=[.H3]+[.M3]" office:value-type="float" office:value="163597" calcext:value-type="float">
            <text:p>163597</text:p>
          </table:table-cell>
          <table:table-cell table:formula="of:=[.I3]+[.N3]" office:value-type="float" office:value="9396" calcext:value-type="float">
            <text:p>9396</text:p>
          </table:table-cell>
          <table:table-cell table:formula="of:=[.J3]+[.O3]" office:value-type="float" office:value="3176" calcext:value-type="float">
            <text:p>3176</text:p>
          </table:table-cell>
          <table:table-cell office:value-type="string" calcext:value-type="string">
            <text:p>at or above poverty level:!!BOTH:!!12 to 14 years</text:p>
          </table:table-cell>
          <table:table-cell office:value-type="float" office:value="5757428" calcext:value-type="float">
            <text:p>5757428</text:p>
          </table:table-cell>
          <table:table-cell office:value-type="float" office:value="140646" calcext:value-type="float">
            <text:p>140646</text:p>
          </table:table-cell>
          <table:table-cell office:value-type="float" office:value="8511" calcext:value-type="float">
            <text:p>8511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below poverty level:!!BOTH:!!12 to 14 years</text:p>
          </table:table-cell>
          <table:table-cell office:value-type="float" office:value="591826" calcext:value-type="float">
            <text:p>591826</text:p>
          </table:table-cell>
          <table:table-cell office:value-type="float" office:value="22951" calcext:value-type="float">
            <text:p>22951</text:p>
          </table:table-cell>
          <table:table-cell office:value-type="float" office:value="885" calcext:value-type="float">
            <text:p>885</text:p>
          </table:table-cell>
          <table:table-cell office:value-type="float" office:value="557" calcext:value-type="float">
            <text:p>5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15 years</text:p>
          </table:table-cell>
          <table:table-cell table:formula="of:=[.G4]+[.L4]" office:value-type="float" office:value="2156197" calcext:value-type="float">
            <text:p>2156197</text:p>
          </table:table-cell>
          <table:table-cell table:formula="of:=[.H4]+[.M4]" office:value-type="float" office:value="60876" calcext:value-type="float">
            <text:p>60876</text:p>
          </table:table-cell>
          <table:table-cell table:formula="of:=[.I4]+[.N4]" office:value-type="float" office:value="4392" calcext:value-type="float">
            <text:p>4392</text:p>
          </table:table-cell>
          <table:table-cell table:formula="of:=[.J4]+[.O4]" office:value-type="float" office:value="2035" calcext:value-type="float">
            <text:p>2035</text:p>
          </table:table-cell>
          <table:table-cell office:value-type="string" calcext:value-type="string">
            <text:p>at or above poverty level:!!BOTH:!!15 years</text:p>
          </table:table-cell>
          <table:table-cell office:value-type="float" office:value="1947246" calcext:value-type="float">
            <text:p>1947246</text:p>
          </table:table-cell>
          <table:table-cell office:value-type="float" office:value="53294" calcext:value-type="float">
            <text:p>53294</text:p>
          </table:table-cell>
          <table:table-cell office:value-type="float" office:value="4175" calcext:value-type="float">
            <text:p>4175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below poverty level:!!BOTH:!!15 years</text:p>
          </table:table-cell>
          <table:table-cell office:value-type="float" office:value="208951" calcext:value-type="float">
            <text:p>208951</text:p>
          </table:table-cell>
          <table:table-cell office:value-type="float" office:value="7582" calcext:value-type="float">
            <text:p>7582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16 and 17 years</text:p>
          </table:table-cell>
          <table:table-cell table:formula="of:=[.G5]+[.L5]" office:value-type="float" office:value="4268671" calcext:value-type="float">
            <text:p>4268671</text:p>
          </table:table-cell>
          <table:table-cell table:formula="of:=[.H5]+[.M5]" office:value-type="float" office:value="110916" calcext:value-type="float">
            <text:p>110916</text:p>
          </table:table-cell>
          <table:table-cell table:formula="of:=[.I5]+[.N5]" office:value-type="float" office:value="6081" calcext:value-type="float">
            <text:p>6081</text:p>
          </table:table-cell>
          <table:table-cell table:formula="of:=[.J5]+[.O5]" office:value-type="float" office:value="2342" calcext:value-type="float">
            <text:p>2342</text:p>
          </table:table-cell>
          <table:table-cell office:value-type="string" calcext:value-type="string">
            <text:p>at or above poverty level:!!BOTH:!!16 and 17 years</text:p>
          </table:table-cell>
          <table:table-cell office:value-type="float" office:value="3876738" calcext:value-type="float">
            <text:p>3876738</text:p>
          </table:table-cell>
          <table:table-cell office:value-type="float" office:value="99334" calcext:value-type="float">
            <text:p>99334</text:p>
          </table:table-cell>
          <table:table-cell office:value-type="float" office:value="5678" calcext:value-type="float">
            <text:p>5678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below poverty level:!!BOTH:!!16 and 17 years</text:p>
          </table:table-cell>
          <table:table-cell office:value-type="float" office:value="391933" calcext:value-type="float">
            <text:p>391933</text:p>
          </table:table-cell>
          <table:table-cell office:value-type="float" office:value="11582" calcext:value-type="float">
            <text:p>11582</text:p>
          </table:table-cell>
          <table:table-cell office:value-type="float" office:value="403" calcext:value-type="float">
            <text:p>403</text:p>
          </table:table-cell>
          <table:table-cell office:value-type="float" office:value="227" calcext:value-type="float">
            <text:p>2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18 to 24 years</text:p>
          </table:table-cell>
          <table:table-cell table:formula="of:=[.G6]+[.L6]" office:value-type="float" office:value="14187680" calcext:value-type="float">
            <text:p>14187680</text:p>
          </table:table-cell>
          <table:table-cell table:formula="of:=[.H6]+[.M6]" office:value-type="float" office:value="380952" calcext:value-type="float">
            <text:p>380952</text:p>
          </table:table-cell>
          <table:table-cell table:formula="of:=[.I6]+[.N6]" office:value-type="float" office:value="22709" calcext:value-type="float">
            <text:p>22709</text:p>
          </table:table-cell>
          <table:table-cell table:formula="of:=[.J6]+[.O6]" office:value-type="float" office:value="13659" calcext:value-type="float">
            <text:p>13659</text:p>
          </table:table-cell>
          <table:table-cell office:value-type="string" calcext:value-type="string">
            <text:p>at or above poverty level:!!BOTH:!!18 to 24 years</text:p>
          </table:table-cell>
          <table:table-cell office:value-type="float" office:value="11569431" calcext:value-type="float">
            <text:p>11569431</text:p>
          </table:table-cell>
          <table:table-cell office:value-type="float" office:value="319236" calcext:value-type="float">
            <text:p>319236</text:p>
          </table:table-cell>
          <table:table-cell office:value-type="float" office:value="19550" calcext:value-type="float">
            <text:p>19550</text:p>
          </table:table-cell>
          <table:table-cell office:value-type="float" office:value="10619" calcext:value-type="float">
            <text:p>10619</text:p>
          </table:table-cell>
          <table:table-cell office:value-type="string" calcext:value-type="string">
            <text:p>below poverty level:!!BOTH:!!18 to 24 years</text:p>
          </table:table-cell>
          <table:table-cell office:value-type="float" office:value="2618249" calcext:value-type="float">
            <text:p>2618249</text:p>
          </table:table-cell>
          <table:table-cell office:value-type="float" office:value="61716" calcext:value-type="float">
            <text:p>61716</text:p>
          </table:table-cell>
          <table:table-cell office:value-type="float" office:value="3159" calcext:value-type="float">
            <text:p>3159</text:p>
          </table:table-cell>
          <table:table-cell office:value-type="float" office:value="3040" calcext:value-type="float">
            <text:p>30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25 to 34 years</text:p>
          </table:table-cell>
          <table:table-cell table:formula="of:=[.G7]+[.L7]" office:value-type="float" office:value="24672814" calcext:value-type="float">
            <text:p>24672814</text:p>
          </table:table-cell>
          <table:table-cell table:formula="of:=[.H7]+[.M7]" office:value-type="float" office:value="643401" calcext:value-type="float">
            <text:p>643401</text:p>
          </table:table-cell>
          <table:table-cell table:formula="of:=[.I7]+[.N7]" office:value-type="float" office:value="43760" calcext:value-type="float">
            <text:p>43760</text:p>
          </table:table-cell>
          <table:table-cell table:formula="of:=[.J7]+[.O7]" office:value-type="float" office:value="27736" calcext:value-type="float">
            <text:p>27736</text:p>
          </table:table-cell>
          <table:table-cell office:value-type="string" calcext:value-type="string">
            <text:p>at or above poverty level:!!BOTH:!!25 to 34 years</text:p>
          </table:table-cell>
          <table:table-cell office:value-type="float" office:value="22414867" calcext:value-type="float">
            <text:p>22414867</text:p>
          </table:table-cell>
          <table:table-cell office:value-type="float" office:value="572349" calcext:value-type="float">
            <text:p>572349</text:p>
          </table:table-cell>
          <table:table-cell office:value-type="float" office:value="41220" calcext:value-type="float">
            <text:p>41220</text:p>
          </table:table-cell>
          <table:table-cell office:value-type="float" office:value="25458" calcext:value-type="float">
            <text:p>25458</text:p>
          </table:table-cell>
          <table:table-cell office:value-type="string" calcext:value-type="string">
            <text:p>below poverty level:!!BOTH:!!25 to 34 years</text:p>
          </table:table-cell>
          <table:table-cell office:value-type="float" office:value="2257947" calcext:value-type="float">
            <text:p>2257947</text:p>
          </table:table-cell>
          <table:table-cell office:value-type="float" office:value="71052" calcext:value-type="float">
            <text:p>71052</text:p>
          </table:table-cell>
          <table:table-cell office:value-type="float" office:value="2540" calcext:value-type="float">
            <text:p>2540</text:p>
          </table:table-cell>
          <table:table-cell office:value-type="float" office:value="2278" calcext:value-type="float">
            <text:p>22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35 to 44 years</text:p>
          </table:table-cell>
          <table:table-cell table:formula="of:=[.G8]+[.L8]" office:value-type="float" office:value="23349149" calcext:value-type="float">
            <text:p>23349149</text:p>
          </table:table-cell>
          <table:table-cell table:formula="of:=[.H8]+[.M8]" office:value-type="float" office:value="601943" calcext:value-type="float">
            <text:p>601943</text:p>
          </table:table-cell>
          <table:table-cell table:formula="of:=[.I8]+[.N8]" office:value-type="float" office:value="39660" calcext:value-type="float">
            <text:p>39660</text:p>
          </table:table-cell>
          <table:table-cell table:formula="of:=[.J8]+[.O8]" office:value-type="float" office:value="19135" calcext:value-type="float">
            <text:p>19135</text:p>
          </table:table-cell>
          <table:table-cell office:value-type="string" calcext:value-type="string">
            <text:p>at or above poverty level:!!BOTH:!!35 to 44 years</text:p>
          </table:table-cell>
          <table:table-cell office:value-type="float" office:value="21614339" calcext:value-type="float">
            <text:p>21614339</text:p>
          </table:table-cell>
          <table:table-cell office:value-type="float" office:value="542238" calcext:value-type="float">
            <text:p>542238</text:p>
          </table:table-cell>
          <table:table-cell office:value-type="float" office:value="37592" calcext:value-type="float">
            <text:p>37592</text:p>
          </table:table-cell>
          <table:table-cell office:value-type="float" office:value="17866" calcext:value-type="float">
            <text:p>17866</text:p>
          </table:table-cell>
          <table:table-cell office:value-type="string" calcext:value-type="string">
            <text:p>below poverty level:!!BOTH:!!35 to 44 years</text:p>
          </table:table-cell>
          <table:table-cell office:value-type="float" office:value="1734810" calcext:value-type="float">
            <text:p>1734810</text:p>
          </table:table-cell>
          <table:table-cell office:value-type="float" office:value="59705" calcext:value-type="float">
            <text:p>59705</text:p>
          </table:table-cell>
          <table:table-cell office:value-type="float" office:value="2068" calcext:value-type="float">
            <text:p>2068</text:p>
          </table:table-cell>
          <table:table-cell office:value-type="float" office:value="1269" calcext:value-type="float">
            <text:p>12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45 to 54 years</text:p>
          </table:table-cell>
          <table:table-cell table:formula="of:=[.G9]+[.L9]" office:value-type="float" office:value="24851237" calcext:value-type="float">
            <text:p>24851237</text:p>
          </table:table-cell>
          <table:table-cell table:formula="of:=[.H9]+[.M9]" office:value-type="float" office:value="655964" calcext:value-type="float">
            <text:p>655964</text:p>
          </table:table-cell>
          <table:table-cell table:formula="of:=[.I9]+[.N9]" office:value-type="float" office:value="41592" calcext:value-type="float">
            <text:p>41592</text:p>
          </table:table-cell>
          <table:table-cell table:formula="of:=[.J9]+[.O9]" office:value-type="float" office:value="19440" calcext:value-type="float">
            <text:p>19440</text:p>
          </table:table-cell>
          <table:table-cell office:value-type="string" calcext:value-type="string">
            <text:p>at or above poverty level:!!BOTH:!!45 to 54 years</text:p>
          </table:table-cell>
          <table:table-cell office:value-type="float" office:value="23070911" calcext:value-type="float">
            <text:p>23070911</text:p>
          </table:table-cell>
          <table:table-cell office:value-type="float" office:value="591792" calcext:value-type="float">
            <text:p>591792</text:p>
          </table:table-cell>
          <table:table-cell office:value-type="float" office:value="38785" calcext:value-type="float">
            <text:p>38785</text:p>
          </table:table-cell>
          <table:table-cell office:value-type="float" office:value="17843" calcext:value-type="float">
            <text:p>17843</text:p>
          </table:table-cell>
          <table:table-cell office:value-type="string" calcext:value-type="string">
            <text:p>below poverty level:!!BOTH:!!45 to 54 years</text:p>
          </table:table-cell>
          <table:table-cell office:value-type="float" office:value="1780326" calcext:value-type="float">
            <text:p>1780326</text:p>
          </table:table-cell>
          <table:table-cell office:value-type="float" office:value="64172" calcext:value-type="float">
            <text:p>64172</text:p>
          </table:table-cell>
          <table:table-cell office:value-type="float" office:value="2807" calcext:value-type="float">
            <text:p>2807</text:p>
          </table:table-cell>
          <table:table-cell office:value-type="float" office:value="1597" calcext:value-type="float">
            <text:p>15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5 years</text:p>
          </table:table-cell>
          <table:table-cell table:formula="of:=[.G10]+[.L10]" office:value-type="float" office:value="1901490" calcext:value-type="float">
            <text:p>1901490</text:p>
          </table:table-cell>
          <table:table-cell table:formula="of:=[.H10]+[.M10]" office:value-type="float" office:value="51197" calcext:value-type="float">
            <text:p>51197</text:p>
          </table:table-cell>
          <table:table-cell table:formula="of:=[.I10]+[.N10]" office:value-type="float" office:value="3690" calcext:value-type="float">
            <text:p>3690</text:p>
          </table:table-cell>
          <table:table-cell table:formula="of:=[.J10]+[.O10]" office:value-type="float" office:value="1527" calcext:value-type="float">
            <text:p>1527</text:p>
          </table:table-cell>
          <table:table-cell office:value-type="string" calcext:value-type="string">
            <text:p>at or above poverty level:!!BOTH:!!5 years</text:p>
          </table:table-cell>
          <table:table-cell office:value-type="float" office:value="1701237" calcext:value-type="float">
            <text:p>1701237</text:p>
          </table:table-cell>
          <table:table-cell office:value-type="float" office:value="44280" calcext:value-type="float">
            <text:p>44280</text:p>
          </table:table-cell>
          <table:table-cell office:value-type="float" office:value="3277" calcext:value-type="float">
            <text:p>3277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below poverty level:!!BOTH:!!5 years</text:p>
          </table:table-cell>
          <table:table-cell office:value-type="float" office:value="200253" calcext:value-type="float">
            <text:p>200253</text:p>
          </table:table-cell>
          <table:table-cell office:value-type="float" office:value="6917" calcext:value-type="float">
            <text:p>6917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55 to 64 years</text:p>
          </table:table-cell>
          <table:table-cell table:formula="of:=[.G11]+[.L11]" office:value-type="float" office:value="29241658" calcext:value-type="float">
            <text:p>29241658</text:p>
          </table:table-cell>
          <table:table-cell table:formula="of:=[.H11]+[.M11]" office:value-type="float" office:value="707490" calcext:value-type="float">
            <text:p>707490</text:p>
          </table:table-cell>
          <table:table-cell table:formula="of:=[.I11]+[.N11]" office:value-type="float" office:value="49487" calcext:value-type="float">
            <text:p>49487</text:p>
          </table:table-cell>
          <table:table-cell table:formula="of:=[.J11]+[.O11]" office:value-type="float" office:value="23815" calcext:value-type="float">
            <text:p>23815</text:p>
          </table:table-cell>
          <table:table-cell office:value-type="string" calcext:value-type="string">
            <text:p>at or above poverty level:!!BOTH:!!55 to 64 years</text:p>
          </table:table-cell>
          <table:table-cell office:value-type="float" office:value="26839192" calcext:value-type="float">
            <text:p>26839192</text:p>
          </table:table-cell>
          <table:table-cell office:value-type="float" office:value="632341" calcext:value-type="float">
            <text:p>632341</text:p>
          </table:table-cell>
          <table:table-cell office:value-type="float" office:value="46398" calcext:value-type="float">
            <text:p>46398</text:p>
          </table:table-cell>
          <table:table-cell office:value-type="float" office:value="21920" calcext:value-type="float">
            <text:p>21920</text:p>
          </table:table-cell>
          <table:table-cell office:value-type="string" calcext:value-type="string">
            <text:p>below poverty level:!!BOTH:!!55 to 64 years</text:p>
          </table:table-cell>
          <table:table-cell office:value-type="float" office:value="2402466" calcext:value-type="float">
            <text:p>2402466</text:p>
          </table:table-cell>
          <table:table-cell office:value-type="float" office:value="75149" calcext:value-type="float">
            <text:p>75149</text:p>
          </table:table-cell>
          <table:table-cell office:value-type="float" office:value="3089" calcext:value-type="float">
            <text:p>3089</text:p>
          </table:table-cell>
          <table:table-cell office:value-type="float" office:value="1895" calcext:value-type="float">
            <text:p>18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6 to 11 years</text:p>
          </table:table-cell>
          <table:table-cell table:formula="of:=[.G12]+[.L12]" office:value-type="float" office:value="11749692" calcext:value-type="float">
            <text:p>11749692</text:p>
          </table:table-cell>
          <table:table-cell table:formula="of:=[.H12]+[.M12]" office:value-type="float" office:value="316172" calcext:value-type="float">
            <text:p>316172</text:p>
          </table:table-cell>
          <table:table-cell table:formula="of:=[.I12]+[.N12]" office:value-type="float" office:value="19909" calcext:value-type="float">
            <text:p>19909</text:p>
          </table:table-cell>
          <table:table-cell table:formula="of:=[.J12]+[.O12]" office:value-type="float" office:value="7471" calcext:value-type="float">
            <text:p>7471</text:p>
          </table:table-cell>
          <table:table-cell office:value-type="string" calcext:value-type="string">
            <text:p>at or above poverty level:!!BOTH:!!6 to 11 years</text:p>
          </table:table-cell>
          <table:table-cell office:value-type="float" office:value="10557477" calcext:value-type="float">
            <text:p>10557477</text:p>
          </table:table-cell>
          <table:table-cell office:value-type="float" office:value="272056" calcext:value-type="float">
            <text:p>272056</text:p>
          </table:table-cell>
          <table:table-cell office:value-type="float" office:value="19229" calcext:value-type="float">
            <text:p>19229</text:p>
          </table:table-cell>
          <table:table-cell office:value-type="float" office:value="7193" calcext:value-type="float">
            <text:p>7193</text:p>
          </table:table-cell>
          <table:table-cell office:value-type="string" calcext:value-type="string">
            <text:p>below poverty level:!!BOTH:!!6 to 11 years</text:p>
          </table:table-cell>
          <table:table-cell office:value-type="float" office:value="1192215" calcext:value-type="float">
            <text:p>1192215</text:p>
          </table:table-cell>
          <table:table-cell office:value-type="float" office:value="44116" calcext:value-type="float">
            <text:p>44116</text:p>
          </table:table-cell>
          <table:table-cell office:value-type="float" office:value="680" calcext:value-type="float">
            <text:p>680</text:p>
          </table:table-cell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65 to 74 years</text:p>
          </table:table-cell>
          <table:table-cell table:formula="of:=[.G13]+[.L13]" office:value-type="float" office:value="23321274" calcext:value-type="float">
            <text:p>23321274</text:p>
          </table:table-cell>
          <table:table-cell table:formula="of:=[.H13]+[.M13]" office:value-type="float" office:value="566049" calcext:value-type="float">
            <text:p>566049</text:p>
          </table:table-cell>
          <table:table-cell table:formula="of:=[.I13]+[.N13]" office:value-type="float" office:value="39752" calcext:value-type="float">
            <text:p>39752</text:p>
          </table:table-cell>
          <table:table-cell table:formula="of:=[.J13]+[.O13]" office:value-type="float" office:value="22072" calcext:value-type="float">
            <text:p>22072</text:p>
          </table:table-cell>
          <table:table-cell office:value-type="string" calcext:value-type="string">
            <text:p>at or above poverty level:!!BOTH:!!65 to 74 years</text:p>
          </table:table-cell>
          <table:table-cell office:value-type="float" office:value="21807801" calcext:value-type="float">
            <text:p>21807801</text:p>
          </table:table-cell>
          <table:table-cell office:value-type="float" office:value="522375" calcext:value-type="float">
            <text:p>522375</text:p>
          </table:table-cell>
          <table:table-cell office:value-type="float" office:value="37541" calcext:value-type="float">
            <text:p>37541</text:p>
          </table:table-cell>
          <table:table-cell office:value-type="float" office:value="20355" calcext:value-type="float">
            <text:p>20355</text:p>
          </table:table-cell>
          <table:table-cell office:value-type="string" calcext:value-type="string">
            <text:p>below poverty level:!!BOTH:!!65 to 74 years</text:p>
          </table:table-cell>
          <table:table-cell office:value-type="float" office:value="1513473" calcext:value-type="float">
            <text:p>1513473</text:p>
          </table:table-cell>
          <table:table-cell office:value-type="float" office:value="43674" calcext:value-type="float">
            <text:p>43674</text:p>
          </table:table-cell>
          <table:table-cell office:value-type="float" office:value="2211" calcext:value-type="float">
            <text:p>2211</text:p>
          </table:table-cell>
          <table:table-cell office:value-type="float" office:value="1717" calcext:value-type="float">
            <text:p>17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75 years and over</text:p>
          </table:table-cell>
          <table:table-cell table:formula="of:=[.G14]+[.L14]" office:value-type="float" office:value="16812614" calcext:value-type="float">
            <text:p>16812614</text:p>
          </table:table-cell>
          <table:table-cell table:formula="of:=[.H14]+[.M14]" office:value-type="float" office:value="385748" calcext:value-type="float">
            <text:p>385748</text:p>
          </table:table-cell>
          <table:table-cell table:formula="of:=[.I14]+[.N14]" office:value-type="float" office:value="28463" calcext:value-type="float">
            <text:p>28463</text:p>
          </table:table-cell>
          <table:table-cell table:formula="of:=[.J14]+[.O14]" office:value-type="float" office:value="15093" calcext:value-type="float">
            <text:p>15093</text:p>
          </table:table-cell>
          <table:table-cell office:value-type="string" calcext:value-type="string">
            <text:p>at or above poverty level:!!BOTH:!!75 years and over</text:p>
          </table:table-cell>
          <table:table-cell office:value-type="float" office:value="15408053" calcext:value-type="float">
            <text:p>15408053</text:p>
          </table:table-cell>
          <table:table-cell office:value-type="float" office:value="347894" calcext:value-type="float">
            <text:p>347894</text:p>
          </table:table-cell>
          <table:table-cell office:value-type="float" office:value="25774" calcext:value-type="float">
            <text:p>25774</text:p>
          </table:table-cell>
          <table:table-cell office:value-type="float" office:value="13847" calcext:value-type="float">
            <text:p>13847</text:p>
          </table:table-cell>
          <table:table-cell office:value-type="string" calcext:value-type="string">
            <text:p>below poverty level:!!BOTH:!!75 years and over</text:p>
          </table:table-cell>
          <table:table-cell office:value-type="float" office:value="1404561" calcext:value-type="float">
            <text:p>1404561</text:p>
          </table:table-cell>
          <table:table-cell office:value-type="float" office:value="37854" calcext:value-type="float">
            <text:p>37854</text:p>
          </table:table-cell>
          <table:table-cell office:value-type="float" office:value="2689" calcext:value-type="float">
            <text:p>2689</text:p>
          </table:table-cell>
          <table:table-cell office:value-type="float" office:value="1246" calcext:value-type="float">
            <text:p>12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!!Under 5 years</text:p>
          </table:table-cell>
          <table:table-cell table:formula="of:=[.G15]+[.L15]" office:value-type="float" office:value="9427295" calcext:value-type="float">
            <text:p>9427295</text:p>
          </table:table-cell>
          <table:table-cell table:formula="of:=[.H15]+[.M15]" office:value-type="float" office:value="252378" calcext:value-type="float">
            <text:p>252378</text:p>
          </table:table-cell>
          <table:table-cell table:formula="of:=[.I15]+[.N15]" office:value-type="float" office:value="16412" calcext:value-type="float">
            <text:p>16412</text:p>
          </table:table-cell>
          <table:table-cell table:formula="of:=[.J15]+[.O15]" office:value-type="float" office:value="7037" calcext:value-type="float">
            <text:p>7037</text:p>
          </table:table-cell>
          <table:table-cell office:value-type="string" calcext:value-type="string">
            <text:p>at or above poverty level:!!BOTH:!!Under 5 years</text:p>
          </table:table-cell>
          <table:table-cell office:value-type="float" office:value="8372210" calcext:value-type="float">
            <text:p>8372210</text:p>
          </table:table-cell>
          <table:table-cell office:value-type="float" office:value="211540" calcext:value-type="float">
            <text:p>211540</text:p>
          </table:table-cell>
          <table:table-cell office:value-type="float" office:value="15576" calcext:value-type="float">
            <text:p>15576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below poverty level:!!BOTH:!!Under 5 years</text:p>
          </table:table-cell>
          <table:table-cell office:value-type="float" office:value="1055085" calcext:value-type="float">
            <text:p>1055085</text:p>
          </table:table-cell>
          <table:table-cell office:value-type="float" office:value="40838" calcext:value-type="float">
            <text:p>40838</text:p>
          </table:table-cell>
          <table:table-cell table:number-columns-repeated="2" office:value-type="float" office:value="836" calcext:value-type="float">
            <text:p>836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poverty rat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:!!BOTH:</text:p>
          </table:table-cell>
          <table:table-cell office:value-type="float" office:value="192289025" calcext:value-type="float">
            <text:p>192289025</text:p>
          </table:table-cell>
          <table:table-cell office:value-type="float" office:value="4896683" calcext:value-type="float">
            <text:p>4896683</text:p>
          </table:table-cell>
          <table:table-cell office:value-type="float" office:value="325303" calcext:value-type="float">
            <text:p>325303</text:p>
          </table:table-cell>
          <table:table-cell office:value-type="float" office:value="164538" calcext:value-type="float">
            <text:p>164538</text:p>
          </table:table-cell>
          <table:table-cell office:value-type="string" calcext:value-type="string">
            <text:p>below poverty level:!!BOTH:</text:p>
          </table:table-cell>
          <table:table-cell office:value-type="float" office:value="17352095" calcext:value-type="float">
            <text:p>17352095</text:p>
          </table:table-cell>
          <table:table-cell office:value-type="float" office:value="547308" calcext:value-type="float">
            <text:p>547308</text:p>
          </table:table-cell>
          <table:table-cell office:value-type="float" office:value="21997" calcext:value-type="float">
            <text:p>21997</text:p>
          </table:table-cell>
          <table:table-cell office:value-type="float" office:value="15353" calcext:value-type="float">
            <text:p>153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Under 5 years</text:p>
          </table:table-cell>
          <table:table-cell office:value-type="float" office:value="9427295" calcext:value-type="float">
            <text:p>9427295</text:p>
          </table:table-cell>
          <table:table-cell office:value-type="float" office:value="252378" calcext:value-type="float">
            <text:p>252378</text:p>
          </table:table-cell>
          <table:table-cell office:value-type="float" office:value="16412" calcext:value-type="float">
            <text:p>16412</text:p>
          </table:table-cell>
          <table:table-cell office:value-type="float" office:value="7037" calcext:value-type="float">
            <text:p>7037</text:p>
          </table:table-cell>
          <table:table-cell office:value-type="string" calcext:value-type="string">
            <text:p>below poverty level:!!BOTH:!!Under 5 years</text:p>
          </table:table-cell>
          <table:table-cell office:value-type="float" office:value="1055085" calcext:value-type="float">
            <text:p>1055085</text:p>
          </table:table-cell>
          <table:table-cell office:value-type="float" office:value="40838" calcext:value-type="float">
            <text:p>40838</text:p>
          </table:table-cell>
          <table:table-cell table:number-columns-repeated="2" office:value-type="float" office:value="836" calcext:value-type="float">
            <text:p>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5 years</text:p>
          </table:table-cell>
          <table:table-cell office:value-type="float" office:value="1901490" calcext:value-type="float">
            <text:p>1901490</text:p>
          </table:table-cell>
          <table:table-cell office:value-type="float" office:value="51197" calcext:value-type="float">
            <text:p>51197</text:p>
          </table:table-cell>
          <table:table-cell office:value-type="float" office:value="3690" calcext:value-type="float">
            <text:p>3690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below poverty level:!!BOTH:!!5 years</text:p>
          </table:table-cell>
          <table:table-cell office:value-type="float" office:value="200253" calcext:value-type="float">
            <text:p>200253</text:p>
          </table:table-cell>
          <table:table-cell office:value-type="float" office:value="6917" calcext:value-type="float">
            <text:p>6917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6 to 11 years</text:p>
          </table:table-cell>
          <table:table-cell office:value-type="float" office:value="11749692" calcext:value-type="float">
            <text:p>11749692</text:p>
          </table:table-cell>
          <table:table-cell office:value-type="float" office:value="316172" calcext:value-type="float">
            <text:p>316172</text:p>
          </table:table-cell>
          <table:table-cell office:value-type="float" office:value="19909" calcext:value-type="float">
            <text:p>19909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below poverty level:!!BOTH:!!6 to 11 years</text:p>
          </table:table-cell>
          <table:table-cell office:value-type="float" office:value="1192215" calcext:value-type="float">
            <text:p>1192215</text:p>
          </table:table-cell>
          <table:table-cell office:value-type="float" office:value="44116" calcext:value-type="float">
            <text:p>44116</text:p>
          </table:table-cell>
          <table:table-cell office:value-type="float" office:value="680" calcext:value-type="float">
            <text:p>680</text:p>
          </table:table-cell>
          <table:table-cell office:value-type="float" office:value="278" calcext:value-type="float">
            <text:p>2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12 to 14 years</text:p>
          </table:table-cell>
          <table:table-cell office:value-type="float" office:value="6349254" calcext:value-type="float">
            <text:p>6349254</text:p>
          </table:table-cell>
          <table:table-cell office:value-type="float" office:value="163597" calcext:value-type="float">
            <text:p>163597</text:p>
          </table:table-cell>
          <table:table-cell office:value-type="float" office:value="9396" calcext:value-type="float">
            <text:p>9396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below poverty level:!!BOTH:!!12 to 14 years</text:p>
          </table:table-cell>
          <table:table-cell office:value-type="float" office:value="591826" calcext:value-type="float">
            <text:p>591826</text:p>
          </table:table-cell>
          <table:table-cell office:value-type="float" office:value="22951" calcext:value-type="float">
            <text:p>22951</text:p>
          </table:table-cell>
          <table:table-cell office:value-type="float" office:value="885" calcext:value-type="float">
            <text:p>885</text:p>
          </table:table-cell>
          <table:table-cell office:value-type="float" office:value="557" calcext:value-type="float">
            <text:p>5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15 years</text:p>
          </table:table-cell>
          <table:table-cell office:value-type="float" office:value="2156197" calcext:value-type="float">
            <text:p>2156197</text:p>
          </table:table-cell>
          <table:table-cell office:value-type="float" office:value="60876" calcext:value-type="float">
            <text:p>60876</text:p>
          </table:table-cell>
          <table:table-cell office:value-type="float" office:value="4392" calcext:value-type="float">
            <text:p>4392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below poverty level:!!BOTH:!!15 years</text:p>
          </table:table-cell>
          <table:table-cell office:value-type="float" office:value="208951" calcext:value-type="float">
            <text:p>208951</text:p>
          </table:table-cell>
          <table:table-cell office:value-type="float" office:value="7582" calcext:value-type="float">
            <text:p>7582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16 and 17 years</text:p>
          </table:table-cell>
          <table:table-cell office:value-type="float" office:value="4268671" calcext:value-type="float">
            <text:p>4268671</text:p>
          </table:table-cell>
          <table:table-cell office:value-type="float" office:value="110916" calcext:value-type="float">
            <text:p>110916</text:p>
          </table:table-cell>
          <table:table-cell office:value-type="float" office:value="6081" calcext:value-type="float">
            <text:p>6081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below poverty level:!!BOTH:!!16 and 17 years</text:p>
          </table:table-cell>
          <table:table-cell office:value-type="float" office:value="391933" calcext:value-type="float">
            <text:p>391933</text:p>
          </table:table-cell>
          <table:table-cell office:value-type="float" office:value="11582" calcext:value-type="float">
            <text:p>11582</text:p>
          </table:table-cell>
          <table:table-cell office:value-type="float" office:value="403" calcext:value-type="float">
            <text:p>403</text:p>
          </table:table-cell>
          <table:table-cell office:value-type="float" office:value="227" calcext:value-type="float">
            <text:p>2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:!!BOTH:!!Under 18</text:p>
          </table:table-cell>
          <table:table-cell table:style-name="ce1" table:formula="of:=SUM([.B20:.B25])" office:value-type="float" office:value="35852599" calcext:value-type="float">
            <text:p>35852599</text:p>
          </table:table-cell>
          <table:table-cell table:style-name="ce1" table:formula="of:=SUM([.C20:.C25])" office:value-type="float" office:value="955136" calcext:value-type="float">
            <text:p>955136</text:p>
          </table:table-cell>
          <table:table-cell table:style-name="ce1" table:formula="of:=SUM([.D20:.D25])" office:value-type="float" office:value="59880" calcext:value-type="float">
            <text:p>59880</text:p>
          </table:table-cell>
          <table:table-cell table:style-name="ce1" table:formula="of:=SUM([.E20:.E25])" office:value-type="float" office:value="23588" calcext:value-type="float">
            <text:p>23588</text:p>
          </table:table-cell>
          <table:table-cell table:style-name="ce1"/>
          <table:table-cell table:style-name="ce1" table:formula="of:=SUM([.G20:.G25])" office:value-type="float" office:value="3640263" calcext:value-type="float">
            <text:p>3640263</text:p>
          </table:table-cell>
          <table:table-cell table:style-name="ce1" table:formula="of:=SUM([.H20:.H25])" office:value-type="float" office:value="133986" calcext:value-type="float">
            <text:p>133986</text:p>
          </table:table-cell>
          <table:table-cell table:style-name="ce1" table:formula="of:=SUM([.I20:.I25])" office:value-type="float" office:value="3434" calcext:value-type="float">
            <text:p>3434</text:p>
          </table:table-cell>
          <table:table-cell table:style-name="ce1" table:formula="of:=SUM([.J20:.J25])" office:value-type="float" office:value="2311" calcext:value-type="float">
            <text:p>2311</text:p>
          </table:table-cell>
          <table:table-cell table:style-name="ce1"/>
          <table:table-cell table:style-name="ce1" table:formula="of:=[.G26]/[.B26]*100" office:value-type="float" office:value="10.1534145404633" calcext:value-type="float">
            <text:p>10.1534145404633</text:p>
          </table:table-cell>
          <table:table-cell table:style-name="ce1" table:formula="of:=[.H26]/[.C26]*100" office:value-type="float" office:value="14.0279499463951" calcext:value-type="float">
            <text:p>14.0279499463951</text:p>
          </table:table-cell>
          <table:table-cell table:style-name="ce1" table:formula="of:=[.I26]/[.D26]*100" office:value-type="float" office:value="5.73480293921176" calcext:value-type="float">
            <text:p>5.73480293921176</text:p>
          </table:table-cell>
          <table:table-cell table:style-name="ce1" table:formula="of:=[.J26]/[.E26]*100" office:value-type="float" office:value="9.79735458707818" calcext:value-type="float">
            <text:p>9.79735458707818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TOTAL:!!BOTH:!!18 to 24 years</text:p>
          </table:table-cell>
          <table:table-cell office:value-type="float" office:value="14187680" calcext:value-type="float">
            <text:p>14187680</text:p>
          </table:table-cell>
          <table:table-cell office:value-type="float" office:value="380952" calcext:value-type="float">
            <text:p>380952</text:p>
          </table:table-cell>
          <table:table-cell office:value-type="float" office:value="22709" calcext:value-type="float">
            <text:p>22709</text:p>
          </table:table-cell>
          <table:table-cell office:value-type="float" office:value="13659" calcext:value-type="float">
            <text:p>13659</text:p>
          </table:table-cell>
          <table:table-cell office:value-type="string" calcext:value-type="string">
            <text:p>below poverty level:!!BOTH:!!18 to 24 years</text:p>
          </table:table-cell>
          <table:table-cell office:value-type="float" office:value="2618249" calcext:value-type="float">
            <text:p>2618249</text:p>
          </table:table-cell>
          <table:table-cell office:value-type="float" office:value="61716" calcext:value-type="float">
            <text:p>61716</text:p>
          </table:table-cell>
          <table:table-cell office:value-type="float" office:value="3159" calcext:value-type="float">
            <text:p>3159</text:p>
          </table:table-cell>
          <table:table-cell office:value-type="float" office:value="3040" calcext:value-type="float">
            <text:p>30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25 to 34 years</text:p>
          </table:table-cell>
          <table:table-cell office:value-type="float" office:value="24672814" calcext:value-type="float">
            <text:p>24672814</text:p>
          </table:table-cell>
          <table:table-cell office:value-type="float" office:value="643401" calcext:value-type="float">
            <text:p>643401</text:p>
          </table:table-cell>
          <table:table-cell office:value-type="float" office:value="43760" calcext:value-type="float">
            <text:p>43760</text:p>
          </table:table-cell>
          <table:table-cell office:value-type="float" office:value="27736" calcext:value-type="float">
            <text:p>27736</text:p>
          </table:table-cell>
          <table:table-cell office:value-type="string" calcext:value-type="string">
            <text:p>below poverty level:!!BOTH:!!25 to 34 years</text:p>
          </table:table-cell>
          <table:table-cell office:value-type="float" office:value="2257947" calcext:value-type="float">
            <text:p>2257947</text:p>
          </table:table-cell>
          <table:table-cell office:value-type="float" office:value="71052" calcext:value-type="float">
            <text:p>71052</text:p>
          </table:table-cell>
          <table:table-cell office:value-type="float" office:value="2540" calcext:value-type="float">
            <text:p>2540</text:p>
          </table:table-cell>
          <table:table-cell office:value-type="float" office:value="2278" calcext:value-type="float">
            <text:p>22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35 to 44 years</text:p>
          </table:table-cell>
          <table:table-cell office:value-type="float" office:value="23349149" calcext:value-type="float">
            <text:p>23349149</text:p>
          </table:table-cell>
          <table:table-cell office:value-type="float" office:value="601943" calcext:value-type="float">
            <text:p>601943</text:p>
          </table:table-cell>
          <table:table-cell office:value-type="float" office:value="39660" calcext:value-type="float">
            <text:p>39660</text:p>
          </table:table-cell>
          <table:table-cell office:value-type="float" office:value="19135" calcext:value-type="float">
            <text:p>19135</text:p>
          </table:table-cell>
          <table:table-cell office:value-type="string" calcext:value-type="string">
            <text:p>below poverty level:!!BOTH:!!35 to 44 years</text:p>
          </table:table-cell>
          <table:table-cell office:value-type="float" office:value="1734810" calcext:value-type="float">
            <text:p>1734810</text:p>
          </table:table-cell>
          <table:table-cell office:value-type="float" office:value="59705" calcext:value-type="float">
            <text:p>59705</text:p>
          </table:table-cell>
          <table:table-cell office:value-type="float" office:value="2068" calcext:value-type="float">
            <text:p>2068</text:p>
          </table:table-cell>
          <table:table-cell office:value-type="float" office:value="1269" calcext:value-type="float">
            <text:p>12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45 to 54 years</text:p>
          </table:table-cell>
          <table:table-cell office:value-type="float" office:value="24851237" calcext:value-type="float">
            <text:p>24851237</text:p>
          </table:table-cell>
          <table:table-cell office:value-type="float" office:value="655964" calcext:value-type="float">
            <text:p>655964</text:p>
          </table:table-cell>
          <table:table-cell office:value-type="float" office:value="41592" calcext:value-type="float">
            <text:p>41592</text:p>
          </table:table-cell>
          <table:table-cell office:value-type="float" office:value="19440" calcext:value-type="float">
            <text:p>19440</text:p>
          </table:table-cell>
          <table:table-cell office:value-type="string" calcext:value-type="string">
            <text:p>below poverty level:!!BOTH:!!45 to 54 years</text:p>
          </table:table-cell>
          <table:table-cell office:value-type="float" office:value="1780326" calcext:value-type="float">
            <text:p>1780326</text:p>
          </table:table-cell>
          <table:table-cell office:value-type="float" office:value="64172" calcext:value-type="float">
            <text:p>64172</text:p>
          </table:table-cell>
          <table:table-cell office:value-type="float" office:value="2807" calcext:value-type="float">
            <text:p>2807</text:p>
          </table:table-cell>
          <table:table-cell office:value-type="float" office:value="1597" calcext:value-type="float">
            <text:p>15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55 to 64 years</text:p>
          </table:table-cell>
          <table:table-cell office:value-type="float" office:value="29241658" calcext:value-type="float">
            <text:p>29241658</text:p>
          </table:table-cell>
          <table:table-cell office:value-type="float" office:value="707490" calcext:value-type="float">
            <text:p>707490</text:p>
          </table:table-cell>
          <table:table-cell office:value-type="float" office:value="49487" calcext:value-type="float">
            <text:p>49487</text:p>
          </table:table-cell>
          <table:table-cell office:value-type="float" office:value="23815" calcext:value-type="float">
            <text:p>23815</text:p>
          </table:table-cell>
          <table:table-cell office:value-type="string" calcext:value-type="string">
            <text:p>below poverty level:!!BOTH:!!55 to 64 years</text:p>
          </table:table-cell>
          <table:table-cell office:value-type="float" office:value="2402466" calcext:value-type="float">
            <text:p>2402466</text:p>
          </table:table-cell>
          <table:table-cell office:value-type="float" office:value="75149" calcext:value-type="float">
            <text:p>75149</text:p>
          </table:table-cell>
          <table:table-cell office:value-type="float" office:value="3089" calcext:value-type="float">
            <text:p>3089</text:p>
          </table:table-cell>
          <table:table-cell office:value-type="float" office:value="1895" calcext:value-type="float">
            <text:p>18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:!!BOTH:!!18-64</text:p>
          </table:table-cell>
          <table:table-cell table:style-name="ce1" table:formula="of:=SUM([.B27:.B31])" office:value-type="float" office:value="116302538" calcext:value-type="float">
            <text:p>116302538</text:p>
          </table:table-cell>
          <table:table-cell table:style-name="ce1" table:formula="of:=SUM([.C27:.C31])" office:value-type="float" office:value="2989750" calcext:value-type="float">
            <text:p>2989750</text:p>
          </table:table-cell>
          <table:table-cell table:style-name="ce1" table:formula="of:=SUM([.D27:.D31])" office:value-type="float" office:value="197208" calcext:value-type="float">
            <text:p>197208</text:p>
          </table:table-cell>
          <table:table-cell table:style-name="ce1" table:formula="of:=SUM([.E27:.E31])" office:value-type="float" office:value="103785" calcext:value-type="float">
            <text:p>103785</text:p>
          </table:table-cell>
          <table:table-cell table:style-name="ce1"/>
          <table:table-cell table:style-name="ce1" table:formula="of:=SUM([.G27:.G31])" office:value-type="float" office:value="10793798" calcext:value-type="float">
            <text:p>10793798</text:p>
          </table:table-cell>
          <table:table-cell table:style-name="ce1" table:formula="of:=SUM([.H27:.H31])" office:value-type="float" office:value="331794" calcext:value-type="float">
            <text:p>331794</text:p>
          </table:table-cell>
          <table:table-cell table:style-name="ce1" table:formula="of:=SUM([.I27:.I31])" office:value-type="float" office:value="13663" calcext:value-type="float">
            <text:p>13663</text:p>
          </table:table-cell>
          <table:table-cell table:style-name="ce1" table:formula="of:=SUM([.J27:.J31])" office:value-type="float" office:value="10079" calcext:value-type="float">
            <text:p>10079</text:p>
          </table:table-cell>
          <table:table-cell table:style-name="ce1"/>
          <table:table-cell table:style-name="ce1" table:formula="of:=[.G32]/[.B32]*100" office:value-type="float" office:value="9.2807931672136" calcext:value-type="float">
            <text:p>9.2807931672136</text:p>
          </table:table-cell>
          <table:table-cell table:style-name="ce1" table:formula="of:=[.H32]/[.C32]*100" office:value-type="float" office:value="11.0977172004348" calcext:value-type="float">
            <text:p>11.0977172004348</text:p>
          </table:table-cell>
          <table:table-cell table:style-name="ce1" table:formula="of:=[.I32]/[.D32]*100" office:value-type="float" office:value="6.92821792219383" calcext:value-type="float">
            <text:p>6.92821792219383</text:p>
          </table:table-cell>
          <table:table-cell table:style-name="ce1" table:formula="of:=[.J32]/[.E32]*100" office:value-type="float" office:value="9.71142265259912" calcext:value-type="float">
            <text:p>9.71142265259912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TOTAL:!!BOTH:!!65 to 74 years</text:p>
          </table:table-cell>
          <table:table-cell office:value-type="float" office:value="23321274" calcext:value-type="float">
            <text:p>23321274</text:p>
          </table:table-cell>
          <table:table-cell office:value-type="float" office:value="566049" calcext:value-type="float">
            <text:p>566049</text:p>
          </table:table-cell>
          <table:table-cell office:value-type="float" office:value="39752" calcext:value-type="float">
            <text:p>39752</text:p>
          </table:table-cell>
          <table:table-cell office:value-type="float" office:value="22072" calcext:value-type="float">
            <text:p>22072</text:p>
          </table:table-cell>
          <table:table-cell office:value-type="string" calcext:value-type="string">
            <text:p>below poverty level:!!BOTH:!!65 to 74 years</text:p>
          </table:table-cell>
          <table:table-cell office:value-type="float" office:value="1513473" calcext:value-type="float">
            <text:p>1513473</text:p>
          </table:table-cell>
          <table:table-cell office:value-type="float" office:value="43674" calcext:value-type="float">
            <text:p>43674</text:p>
          </table:table-cell>
          <table:table-cell office:value-type="float" office:value="2211" calcext:value-type="float">
            <text:p>2211</text:p>
          </table:table-cell>
          <table:table-cell office:value-type="float" office:value="1717" calcext:value-type="float">
            <text:p>17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:!!BOTH:!!75 years and over</text:p>
          </table:table-cell>
          <table:table-cell office:value-type="float" office:value="16812614" calcext:value-type="float">
            <text:p>16812614</text:p>
          </table:table-cell>
          <table:table-cell office:value-type="float" office:value="385748" calcext:value-type="float">
            <text:p>385748</text:p>
          </table:table-cell>
          <table:table-cell office:value-type="float" office:value="28463" calcext:value-type="float">
            <text:p>28463</text:p>
          </table:table-cell>
          <table:table-cell office:value-type="float" office:value="15093" calcext:value-type="float">
            <text:p>15093</text:p>
          </table:table-cell>
          <table:table-cell office:value-type="string" calcext:value-type="string">
            <text:p>below poverty level:!!BOTH:!!75 years and over</text:p>
          </table:table-cell>
          <table:table-cell office:value-type="float" office:value="1404561" calcext:value-type="float">
            <text:p>1404561</text:p>
          </table:table-cell>
          <table:table-cell office:value-type="float" office:value="37854" calcext:value-type="float">
            <text:p>37854</text:p>
          </table:table-cell>
          <table:table-cell office:value-type="float" office:value="2689" calcext:value-type="float">
            <text:p>2689</text:p>
          </table:table-cell>
          <table:table-cell office:value-type="float" office:value="1246" calcext:value-type="float">
            <text:p>12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:!!BOTH:!!Over 65</text:p>
          </table:table-cell>
          <table:table-cell table:style-name="ce1" table:formula="of:=[.B34]+[.B33]" office:value-type="float" office:value="40133888" calcext:value-type="float">
            <text:p>40133888</text:p>
          </table:table-cell>
          <table:table-cell table:style-name="ce1" table:formula="of:=[.C34]+[.C33]" office:value-type="float" office:value="951797" calcext:value-type="float">
            <text:p>951797</text:p>
          </table:table-cell>
          <table:table-cell table:style-name="ce1" table:formula="of:=[.D34]+[.D33]" office:value-type="float" office:value="68215" calcext:value-type="float">
            <text:p>68215</text:p>
          </table:table-cell>
          <table:table-cell table:style-name="ce1" table:formula="of:=[.E34]+[.E33]" office:value-type="float" office:value="37165" calcext:value-type="float">
            <text:p>37165</text:p>
          </table:table-cell>
          <table:table-cell table:style-name="ce1"/>
          <table:table-cell table:style-name="ce1" table:formula="of:=[.G34]+[.G33]" office:value-type="float" office:value="2918034" calcext:value-type="float">
            <text:p>2918034</text:p>
          </table:table-cell>
          <table:table-cell table:style-name="ce1" table:formula="of:=[.H34]+[.H33]" office:value-type="float" office:value="81528" calcext:value-type="float">
            <text:p>81528</text:p>
          </table:table-cell>
          <table:table-cell table:style-name="ce1" table:formula="of:=[.I34]+[.I33]" office:value-type="float" office:value="4900" calcext:value-type="float">
            <text:p>4900</text:p>
          </table:table-cell>
          <table:table-cell table:style-name="ce1" table:formula="of:=[.J34]+[.J33]" office:value-type="float" office:value="2963" calcext:value-type="float">
            <text:p>2963</text:p>
          </table:table-cell>
          <table:table-cell table:style-name="ce1"/>
          <table:table-cell table:style-name="ce1" table:formula="of:=[.G35]/[.B35]*100" office:value-type="float" office:value="7.27074835111913" calcext:value-type="float">
            <text:p>7.27074835111913</text:p>
          </table:table-cell>
          <table:table-cell table:style-name="ce1" table:formula="of:=[.H35]/[.C35]*100" office:value-type="float" office:value="8.56569205408296" calcext:value-type="float">
            <text:p>8.56569205408296</text:p>
          </table:table-cell>
          <table:table-cell table:style-name="ce1" table:formula="of:=[.I35]/[.D35]*100" office:value-type="float" office:value="7.18317085684967" calcext:value-type="float">
            <text:p>7.18317085684967</text:p>
          </table:table-cell>
          <table:table-cell table:style-name="ce1" table:formula="of:=[.J35]/[.E35]*100" office:value-type="float" office:value="7.97255482308624" calcext:value-type="float">
            <text:p>7.97255482308624</text:p>
          </table:table-cell>
          <table:table-cell table:style-name="ce1" table:number-columns-repeated="1009"/>
        </table:table-row>
      </table:table>
      <table:named-expressions/>
      <table:database-ranges>
        <table:database-range table:name="__Anonymous_Sheet_DB__1" table:target-range-address="Sheet2.A1:Sheet2.E1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0:25:18.331009356</dc:date>
    <meta:editing-duration>PT3M57S</meta:editing-duration>
    <meta:editing-cycles>2</meta:editing-cycles>
    <meta:generator>LibreOffice/6.4.6.2$Linux_X86_64 LibreOffice_project/40$Build-2</meta:generator>
    <meta:document-statistic meta:table-count="3" meta:cell-count="1566" meta:object-count="0"/>
  </office:meta>
</office:document-meta>
</file>